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7af209" officeooo:paragraph-rsid="0f7af209"/>
    </style:style>
    <style:style style:name="P5" style:family="paragraph" style:parent-style-name="Text_20_body">
      <style:text-properties officeooo:rsid="0f831906" officeooo:paragraph-rsid="0f831906"/>
    </style:style>
    <style:style style:name="P6" style:family="paragraph" style:parent-style-name="Text_20_body">
      <style:text-properties officeooo:rsid="0f97e3ce" officeooo:paragraph-rsid="0f97e3ce"/>
    </style:style>
    <style:style style:name="P7" style:family="paragraph" style:parent-style-name="Text_20_body">
      <style:text-properties officeooo:rsid="0f9824c4" officeooo:paragraph-rsid="0f9824c4"/>
    </style:style>
    <style:style style:name="P8" style:family="paragraph" style:parent-style-name="Text_20_body">
      <style:text-properties style:text-line-through-style="solid" style:text-line-through-type="single" officeooo:rsid="0f7af209" officeooo:paragraph-rsid="0f7af209"/>
    </style:style>
    <style:style style:name="P9" style:family="paragraph" style:parent-style-name="Text_20_body">
      <style:text-properties style:text-line-through-style="solid" style:text-line-through-type="single" fo:font-weight="normal" officeooo:rsid="12335712" officeooo:paragraph-rsid="12335712" style:font-weight-asian="normal" style:font-weight-complex="normal"/>
    </style:style>
    <style:style style:name="P10" style:family="paragraph" style:parent-style-name="Text_20_body">
      <style:text-properties officeooo:rsid="0fab5caf" officeooo:paragraph-rsid="0fab5caf"/>
    </style:style>
    <style:style style:name="P11" style:family="paragraph" style:parent-style-name="Text_20_body">
      <style:text-properties officeooo:rsid="0fadf353" officeooo:paragraph-rsid="0fadf353"/>
    </style:style>
    <style:style style:name="P12" style:family="paragraph" style:parent-style-name="Text_20_body">
      <style:text-properties officeooo:rsid="0fafaecc" officeooo:paragraph-rsid="0fafaecc"/>
    </style:style>
    <style:style style:name="P13" style:family="paragraph" style:parent-style-name="Text_20_body">
      <style:text-properties officeooo:rsid="0fb351a6" officeooo:paragraph-rsid="0fb351a6"/>
    </style:style>
    <style:style style:name="P14" style:family="paragraph" style:parent-style-name="Text_20_body">
      <style:text-properties officeooo:rsid="0fb351a6" officeooo:paragraph-rsid="0fb62682"/>
    </style:style>
    <style:style style:name="P15" style:family="paragraph" style:parent-style-name="Text_20_body">
      <style:text-properties officeooo:rsid="0fbac29b" officeooo:paragraph-rsid="0fbac29b"/>
    </style:style>
    <style:style style:name="P16" style:family="paragraph" style:parent-style-name="Text_20_body">
      <style:text-properties officeooo:rsid="0fbcbd54" officeooo:paragraph-rsid="0fbcbd54"/>
    </style:style>
    <style:style style:name="P17" style:family="paragraph" style:parent-style-name="Text_20_body">
      <style:text-properties officeooo:rsid="0fbf7bba" officeooo:paragraph-rsid="0fbf7bba"/>
    </style:style>
    <style:style style:name="P18" style:family="paragraph" style:parent-style-name="Text_20_body">
      <style:text-properties officeooo:rsid="0fbf7bba" officeooo:paragraph-rsid="0fee9108"/>
    </style:style>
    <style:style style:name="P19" style:family="paragraph" style:parent-style-name="Text_20_body">
      <style:text-properties officeooo:rsid="0fbf7bba" officeooo:paragraph-rsid="11806636"/>
    </style:style>
    <style:style style:name="P20" style:family="paragraph" style:parent-style-name="Text_20_body">
      <style:text-properties officeooo:rsid="0fbf7bba" officeooo:paragraph-rsid="11812d24"/>
    </style:style>
    <style:style style:name="P21" style:family="paragraph" style:parent-style-name="Text_20_body">
      <style:text-properties officeooo:rsid="0fbf7bba" officeooo:paragraph-rsid="129850fb"/>
    </style:style>
    <style:style style:name="P22" style:family="paragraph" style:parent-style-name="Text_20_body">
      <style:text-properties officeooo:rsid="0fbf7bba" officeooo:paragraph-rsid="12993838"/>
    </style:style>
    <style:style style:name="P23" style:family="paragraph" style:parent-style-name="Text_20_body">
      <style:text-properties officeooo:rsid="0fbf7bba" officeooo:paragraph-rsid="11916421"/>
    </style:style>
    <style:style style:name="P24" style:family="paragraph" style:parent-style-name="Text_20_body">
      <style:text-properties officeooo:rsid="0fbf7bba" officeooo:paragraph-rsid="129b6023"/>
    </style:style>
    <style:style style:name="P25" style:family="paragraph" style:parent-style-name="Text_20_body">
      <style:text-properties officeooo:rsid="0fbf7bba" officeooo:paragraph-rsid="129e5644"/>
    </style:style>
    <style:style style:name="P26" style:family="paragraph" style:parent-style-name="Text_20_body">
      <style:text-properties officeooo:rsid="0fbf7bba" officeooo:paragraph-rsid="12a4c0b1"/>
    </style:style>
    <style:style style:name="P27" style:family="paragraph" style:parent-style-name="Text_20_body">
      <style:text-properties officeooo:rsid="0fbf7bba" officeooo:paragraph-rsid="12a51ce1"/>
    </style:style>
    <style:style style:name="P28" style:family="paragraph" style:parent-style-name="Text_20_body">
      <style:text-properties officeooo:rsid="0fbf7bba" officeooo:paragraph-rsid="12a5f4ce"/>
    </style:style>
    <style:style style:name="P29" style:family="paragraph" style:parent-style-name="Text_20_body">
      <style:text-properties officeooo:rsid="0fbf7bba" officeooo:paragraph-rsid="12a70300"/>
    </style:style>
    <style:style style:name="P30" style:family="paragraph" style:parent-style-name="Text_20_body">
      <style:text-properties officeooo:rsid="0fbf7bba" officeooo:paragraph-rsid="12a7f6d9"/>
    </style:style>
    <style:style style:name="P31" style:family="paragraph" style:parent-style-name="Text_20_body">
      <style:text-properties officeooo:rsid="0fbf7bba" officeooo:paragraph-rsid="12a8819f"/>
    </style:style>
    <style:style style:name="P32" style:family="paragraph" style:parent-style-name="Text_20_body">
      <style:text-properties officeooo:rsid="0fbf7bba" officeooo:paragraph-rsid="12ddca86"/>
    </style:style>
    <style:style style:name="P33" style:family="paragraph" style:parent-style-name="Text_20_body">
      <style:text-properties officeooo:rsid="0fbf7bba" officeooo:paragraph-rsid="12ee8a83"/>
    </style:style>
    <style:style style:name="P34" style:family="paragraph" style:parent-style-name="Text_20_body">
      <style:text-properties officeooo:rsid="0fc0ad14" officeooo:paragraph-rsid="0fc0ad14"/>
    </style:style>
    <style:style style:name="P35" style:family="paragraph" style:parent-style-name="Text_20_body">
      <style:text-properties officeooo:rsid="100684c3" officeooo:paragraph-rsid="100684c3"/>
    </style:style>
    <style:style style:name="P36" style:family="paragraph" style:parent-style-name="Text_20_body">
      <style:text-properties officeooo:rsid="100684c3" officeooo:paragraph-rsid="11945192"/>
    </style:style>
    <style:style style:name="P37" style:family="paragraph" style:parent-style-name="Text_20_body">
      <style:text-properties officeooo:rsid="100684c3" officeooo:paragraph-rsid="129a93e2"/>
    </style:style>
    <style:style style:name="P38" style:family="paragraph" style:parent-style-name="Text_20_body">
      <style:text-properties officeooo:rsid="100684c3" officeooo:paragraph-rsid="1197715f"/>
    </style:style>
    <style:style style:name="P39" style:family="paragraph" style:parent-style-name="Text_20_body">
      <style:text-properties officeooo:rsid="100684c3" officeooo:paragraph-rsid="1199bf6d"/>
    </style:style>
    <style:style style:name="P40" style:family="paragraph" style:parent-style-name="Text_20_body">
      <style:text-properties officeooo:rsid="100684c3" officeooo:paragraph-rsid="119fbb0d"/>
    </style:style>
    <style:style style:name="P41" style:family="paragraph" style:parent-style-name="Text_20_body">
      <style:text-properties officeooo:rsid="100684c3" officeooo:paragraph-rsid="11a61dd5"/>
    </style:style>
    <style:style style:name="P42" style:family="paragraph" style:parent-style-name="Text_20_body">
      <style:text-properties officeooo:rsid="100684c3" officeooo:paragraph-rsid="11a785fc"/>
    </style:style>
    <style:style style:name="P43" style:family="paragraph" style:parent-style-name="Text_20_body">
      <style:text-properties officeooo:rsid="100684c3" officeooo:paragraph-rsid="12ddca86"/>
    </style:style>
    <style:style style:name="P44" style:family="paragraph" style:parent-style-name="Text_20_body">
      <style:text-properties officeooo:rsid="100684c3" officeooo:paragraph-rsid="12e29d08"/>
    </style:style>
    <style:style style:name="P45" style:family="paragraph" style:parent-style-name="Text_20_body">
      <style:text-properties officeooo:rsid="100684c3" officeooo:paragraph-rsid="119e1d73"/>
    </style:style>
    <style:style style:name="P46" style:family="paragraph" style:parent-style-name="Text_20_body">
      <style:text-properties officeooo:rsid="104ce83c" officeooo:paragraph-rsid="104ce83c"/>
    </style:style>
    <style:style style:name="P47" style:family="paragraph" style:parent-style-name="Text_20_body">
      <style:text-properties officeooo:rsid="10569daa" officeooo:paragraph-rsid="10569daa"/>
    </style:style>
    <style:style style:name="P48" style:family="paragraph" style:parent-style-name="Text_20_body">
      <style:text-properties officeooo:rsid="106238f1" officeooo:paragraph-rsid="106238f1"/>
    </style:style>
    <style:style style:name="P49" style:family="paragraph" style:parent-style-name="Text_20_body">
      <style:text-properties officeooo:rsid="0fbd3895" officeooo:paragraph-rsid="0fbd3895"/>
    </style:style>
    <style:style style:name="P50" style:family="paragraph" style:parent-style-name="Text_20_body">
      <style:text-properties fo:font-style="italic" fo:font-weight="normal" officeooo:rsid="12b4c752" officeooo:paragraph-rsid="12b4c752" style:font-style-asian="italic" style:font-weight-asian="normal" style:font-style-complex="italic" style:font-weight-complex="normal"/>
    </style:style>
    <style:style style:name="P51" style:family="paragraph" style:parent-style-name="Text_20_body">
      <style:text-properties fo:font-style="italic" officeooo:rsid="10285af6" officeooo:paragraph-rsid="11c34181" style:font-style-asian="italic" style:font-style-complex="italic"/>
    </style:style>
    <style:style style:name="P52" style:family="paragraph" style:parent-style-name="Text_20_body">
      <style:text-properties fo:font-style="italic" officeooo:rsid="10285af6" officeooo:paragraph-rsid="11c66d17" style:font-style-asian="italic" style:font-style-complex="italic"/>
    </style:style>
    <style:style style:name="P53" style:family="paragraph" style:parent-style-name="Text_20_body">
      <style:text-properties fo:font-style="italic" officeooo:rsid="10285af6" officeooo:paragraph-rsid="11c8d20c" style:font-style-asian="italic" style:font-style-complex="italic"/>
    </style:style>
    <style:style style:name="P54" style:family="paragraph" style:parent-style-name="Text_20_body">
      <style:text-properties fo:font-style="italic" officeooo:rsid="10285af6" officeooo:paragraph-rsid="1236aecf" style:font-style-asian="italic" style:font-style-complex="italic"/>
    </style:style>
    <style:style style:name="P55" style:family="paragraph" style:parent-style-name="Text_20_body">
      <style:text-properties fo:font-style="italic" officeooo:rsid="113b2856" officeooo:paragraph-rsid="113b2856" style:font-style-asian="italic" style:font-style-complex="italic"/>
    </style:style>
    <style:style style:name="P56" style:family="paragraph" style:parent-style-name="Text_20_body">
      <style:text-properties fo:font-style="italic" officeooo:rsid="113ccd9d" officeooo:paragraph-rsid="113ccd9d" style:font-style-asian="italic" style:font-style-complex="italic"/>
    </style:style>
    <style:style style:name="P57" style:family="paragraph" style:parent-style-name="Text_20_body">
      <style:text-properties fo:font-style="italic" officeooo:rsid="11415320" officeooo:paragraph-rsid="11415320" style:font-style-asian="italic" style:font-style-complex="italic"/>
    </style:style>
    <style:style style:name="P58" style:family="paragraph" style:parent-style-name="Text_20_body">
      <style:text-properties fo:font-style="italic" officeooo:rsid="113ea413" officeooo:paragraph-rsid="1238767f" style:font-style-asian="italic" style:font-style-complex="italic"/>
    </style:style>
    <style:style style:name="P59" style:family="paragraph" style:parent-style-name="Text_20_body">
      <style:text-properties fo:font-style="normal" fo:font-weight="normal" officeooo:rsid="12814628" officeooo:paragraph-rsid="12814628" style:font-style-asian="normal" style:font-weight-asian="normal" style:font-style-complex="normal" style:font-weight-complex="normal"/>
    </style:style>
    <style:style style:name="P60" style:family="paragraph" style:parent-style-name="Text_20_body">
      <style:text-properties officeooo:rsid="0ff0ba95" officeooo:paragraph-rsid="11812d24"/>
    </style:style>
    <style:style style:name="P61" style:family="paragraph" style:parent-style-name="Text_20_body">
      <style:text-properties officeooo:rsid="0ff67fdb" officeooo:paragraph-rsid="1180a602"/>
    </style:style>
    <style:style style:name="P62" style:family="paragraph" style:parent-style-name="Text_20_body">
      <style:text-properties officeooo:rsid="0fc2f901" officeooo:paragraph-rsid="0ffb1672"/>
    </style:style>
    <style:style style:name="P63" style:family="paragraph" style:parent-style-name="Text_20_body">
      <style:text-properties officeooo:rsid="0fc2f901" officeooo:paragraph-rsid="0fc2f901"/>
    </style:style>
    <style:style style:name="P64" style:family="paragraph" style:parent-style-name="Text_20_body">
      <style:text-properties officeooo:rsid="0fc72f5c" officeooo:paragraph-rsid="0ffb1672"/>
    </style:style>
    <style:style style:name="P65" style:family="paragraph" style:parent-style-name="Text_20_body">
      <style:text-properties officeooo:rsid="0fc72f5c" officeooo:paragraph-rsid="0fc72f5c"/>
    </style:style>
    <style:style style:name="P66" style:family="paragraph" style:parent-style-name="Text_20_body">
      <style:text-properties officeooo:rsid="0fc72f5c" officeooo:paragraph-rsid="11a7bad4"/>
    </style:style>
    <style:style style:name="P67" style:family="paragraph" style:parent-style-name="Text_20_body">
      <style:text-properties officeooo:rsid="11a92b59" officeooo:paragraph-rsid="11a92b59"/>
    </style:style>
    <style:style style:name="P68" style:family="paragraph" style:parent-style-name="Text_20_body">
      <style:text-properties officeooo:rsid="0fd8e09e" officeooo:paragraph-rsid="11db3fb4"/>
    </style:style>
    <style:style style:name="P69" style:family="paragraph" style:parent-style-name="Text_20_body">
      <style:text-properties fo:font-weight="normal" officeooo:rsid="1222ebc1" officeooo:paragraph-rsid="1222ebc1" style:font-weight-asian="normal" style:font-weight-complex="normal"/>
    </style:style>
    <style:style style:name="P70" style:family="paragraph" style:parent-style-name="Text_20_body">
      <style:text-properties fo:font-weight="normal" officeooo:rsid="123bcf0f" officeooo:paragraph-rsid="123bcf0f" style:font-weight-asian="normal" style:font-weight-complex="normal"/>
    </style:style>
    <style:style style:name="P71" style:family="paragraph" style:parent-style-name="Text_20_body">
      <style:text-properties fo:font-weight="normal" officeooo:rsid="1243233a" officeooo:paragraph-rsid="127d4439" style:font-weight-asian="normal" style:font-weight-complex="normal"/>
    </style:style>
    <style:style style:name="P72" style:family="paragraph" style:parent-style-name="Text_20_body">
      <style:text-properties fo:font-weight="normal" officeooo:rsid="1243233a" officeooo:paragraph-rsid="127fa408" style:font-weight-asian="normal" style:font-weight-complex="normal"/>
    </style:style>
    <style:style style:name="P73" style:family="paragraph" style:parent-style-name="Text_20_body">
      <style:text-properties fo:font-weight="normal" officeooo:rsid="10285af6" officeooo:paragraph-rsid="127fa408" style:font-weight-asian="normal" style:font-weight-complex="normal"/>
    </style:style>
    <style:style style:name="P74" style:family="paragraph" style:parent-style-name="Text_20_body">
      <style:text-properties fo:font-weight="normal" officeooo:rsid="1158b198" officeooo:paragraph-rsid="127fa408" style:font-weight-asian="normal" style:font-weight-complex="normal"/>
    </style:style>
    <style:style style:name="P75" style:family="paragraph" style:parent-style-name="Text_20_body">
      <style:text-properties fo:font-weight="normal" officeooo:rsid="11526b22" officeooo:paragraph-rsid="127fa408" style:font-weight-asian="normal" style:font-weight-complex="normal"/>
    </style:style>
    <style:style style:name="P76" style:family="paragraph" style:parent-style-name="Text_20_body">
      <style:text-properties fo:font-weight="normal" officeooo:rsid="114e8f99" officeooo:paragraph-rsid="127fa408" style:font-weight-asian="normal" style:font-weight-complex="normal"/>
    </style:style>
    <style:style style:name="P77" style:family="paragraph" style:parent-style-name="Text_20_body">
      <style:text-properties fo:font-weight="normal" officeooo:rsid="115aa367" officeooo:paragraph-rsid="127fa408" style:font-weight-asian="normal" style:font-weight-complex="normal"/>
    </style:style>
    <style:style style:name="P78" style:family="paragraph" style:parent-style-name="Text_20_body">
      <style:text-properties fo:font-weight="normal" officeooo:rsid="115c4579" officeooo:paragraph-rsid="127fa408" style:font-weight-asian="normal" style:font-weight-complex="normal"/>
    </style:style>
    <style:style style:name="P79" style:family="paragraph" style:parent-style-name="Text_20_body">
      <style:text-properties fo:font-weight="normal" officeooo:rsid="0fa5a7b1" officeooo:paragraph-rsid="12802e2c" style:font-weight-asian="normal" style:font-weight-complex="normal"/>
    </style:style>
    <style:style style:name="P80" style:family="paragraph" style:parent-style-name="Text_20_body">
      <style:text-properties fo:font-weight="normal" officeooo:rsid="12b4c752" officeooo:paragraph-rsid="12b4c752" style:font-weight-asian="normal" style:font-weight-complex="normal"/>
    </style:style>
    <style:style style:name="P81" style:family="paragraph" style:parent-style-name="Text_20_body">
      <style:text-properties fo:font-weight="normal" officeooo:rsid="12b7a4bf" officeooo:paragraph-rsid="12b7a4bf" style:font-weight-asian="normal" style:font-weight-complex="normal"/>
    </style:style>
    <style:style style:name="P82" style:family="paragraph" style:parent-style-name="Text_20_body">
      <style:text-properties fo:font-weight="normal" officeooo:rsid="12c01f0c" officeooo:paragraph-rsid="12c01f0c" style:font-weight-asian="normal" style:font-weight-complex="normal"/>
    </style:style>
    <style:style style:name="P83" style:family="paragraph" style:parent-style-name="Text_20_body">
      <style:text-properties officeooo:rsid="11dbfb02" officeooo:paragraph-rsid="1227c419"/>
    </style:style>
    <style:style style:name="P84" style:family="paragraph" style:parent-style-name="Text_20_body">
      <style:text-properties officeooo:rsid="1229054f" officeooo:paragraph-rsid="1229054f"/>
    </style:style>
    <style:style style:name="P85" style:family="paragraph" style:parent-style-name="Text_20_body">
      <style:text-properties officeooo:rsid="10285af6" officeooo:paragraph-rsid="127da4bd"/>
    </style:style>
    <style:style style:name="P86" style:family="paragraph" style:parent-style-name="Text_20_body">
      <style:text-properties fo:language="en" fo:country="US" officeooo:rsid="102fdeaa" officeooo:paragraph-rsid="127da4bd"/>
    </style:style>
    <style:style style:name="P87" style:family="paragraph" style:parent-style-name="Text_20_body">
      <style:text-properties fo:language="en" fo:country="US" officeooo:rsid="102d0333" officeooo:paragraph-rsid="127da4bd"/>
    </style:style>
    <style:style style:name="P88" style:family="paragraph" style:parent-style-name="Text_20_body">
      <style:text-properties fo:language="en" fo:country="US" officeooo:rsid="102d993c" officeooo:paragraph-rsid="127da4bd"/>
    </style:style>
    <style:style style:name="P89" style:family="paragraph" style:parent-style-name="Text_20_body">
      <style:text-properties fo:language="en" fo:country="US" officeooo:rsid="102e9a70" officeooo:paragraph-rsid="127da4bd"/>
    </style:style>
    <style:style style:name="P90" style:family="paragraph" style:parent-style-name="Text_20_body">
      <style:text-properties fo:language="en" fo:country="US" officeooo:rsid="102fc89e" officeooo:paragraph-rsid="127da4bd"/>
    </style:style>
    <style:style style:name="P91" style:family="paragraph" style:parent-style-name="Text_20_body">
      <style:text-properties officeooo:rsid="1045dde3" officeooo:paragraph-rsid="127da4bd"/>
    </style:style>
    <style:style style:name="P92" style:family="paragraph" style:parent-style-name="Text_20_body">
      <style:text-properties officeooo:rsid="10964c48" officeooo:paragraph-rsid="127e6672"/>
    </style:style>
    <style:style style:name="P93" style:family="paragraph" style:parent-style-name="Text_20_body">
      <style:text-properties officeooo:rsid="0fa5a7b1" officeooo:paragraph-rsid="0fa49227"/>
    </style:style>
    <style:style style:name="P94" style:family="paragraph" style:parent-style-name="Text_20_body">
      <style:text-properties officeooo:rsid="0fa49227" officeooo:paragraph-rsid="12802e2c"/>
    </style:style>
    <style:style style:name="P95" style:family="paragraph" style:parent-style-name="Text_20_body">
      <style:text-properties officeooo:rsid="128382bc" officeooo:paragraph-rsid="128382bc"/>
    </style:style>
    <style:style style:name="P96" style:family="paragraph" style:parent-style-name="Text_20_body">
      <style:text-properties officeooo:rsid="128382bc" officeooo:paragraph-rsid="1286c12a"/>
    </style:style>
    <style:style style:name="P97" style:family="paragraph" style:parent-style-name="Text_20_body">
      <style:text-properties officeooo:rsid="128d870b" officeooo:paragraph-rsid="128d870b"/>
    </style:style>
    <style:style style:name="P98" style:family="paragraph" style:parent-style-name="Text_20_body">
      <style:text-properties officeooo:rsid="106f5887" officeooo:paragraph-rsid="127e6672"/>
    </style:style>
    <style:style style:name="P99" style:family="paragraph" style:parent-style-name="Text_20_body">
      <style:text-properties officeooo:rsid="128dc304" officeooo:paragraph-rsid="128dc304"/>
    </style:style>
    <style:style style:name="P100" style:family="paragraph" style:parent-style-name="Text_20_body">
      <style:text-properties officeooo:rsid="0f7bf8d9" officeooo:paragraph-rsid="0f7bf8d9"/>
    </style:style>
    <style:style style:name="P101" style:family="paragraph" style:parent-style-name="Text_20_body">
      <style:text-properties officeooo:rsid="129561c0" officeooo:paragraph-rsid="129561c0"/>
    </style:style>
    <style:style style:name="P102" style:family="paragraph" style:parent-style-name="Text_20_body">
      <style:text-properties officeooo:rsid="1008f8c1" officeooo:paragraph-rsid="12ddca86"/>
    </style:style>
    <style:style style:name="P103" style:family="paragraph" style:parent-style-name="Text_20_body">
      <style:text-properties fo:language="cs" fo:country="CZ" fo:font-weight="normal" officeooo:rsid="126b4512" officeooo:paragraph-rsid="12efb1cb" style:font-weight-asian="normal" style:font-weight-complex="normal"/>
    </style:style>
    <style:style style:name="P104" style:family="paragraph" style:parent-style-name="Text_20_body">
      <style:text-properties fo:language="cs" fo:country="CZ" fo:font-weight="normal" officeooo:rsid="126b4512" officeooo:paragraph-rsid="12f257e0" style:font-weight-asian="normal" style:font-weight-complex="normal"/>
    </style:style>
    <style:style style:name="P105" style:family="paragraph" style:parent-style-name="Text_20_body">
      <style:text-properties fo:language="cs" fo:country="CZ" fo:font-weight="normal" officeooo:rsid="11bbdb50" officeooo:paragraph-rsid="12f0a8d3" style:font-weight-asian="normal" style:font-weight-complex="normal"/>
    </style:style>
    <style:style style:name="P106" style:family="paragraph" style:parent-style-name="Text_20_body">
      <style:text-properties officeooo:rsid="13078d99" officeooo:paragraph-rsid="13078d99"/>
    </style:style>
    <style:style style:name="P107" style:family="paragraph" style:parent-style-name="Text_20_body">
      <style:text-properties officeooo:rsid="13082f91" officeooo:paragraph-rsid="13082f91"/>
    </style:style>
    <style:style style:name="P108" style:family="paragraph" style:parent-style-name="Text_20_body">
      <style:text-properties officeooo:rsid="1309f930" officeooo:paragraph-rsid="1309f930"/>
    </style:style>
    <style:style style:name="P109" style:family="paragraph" style:parent-style-name="Text_20_body">
      <style:text-properties officeooo:rsid="1310cdfe" officeooo:paragraph-rsid="1310cdfe"/>
    </style:style>
    <style:style style:name="P110" style:family="paragraph" style:parent-style-name="Text_20_body">
      <style:text-properties officeooo:rsid="131216c3" officeooo:paragraph-rsid="131216c3"/>
    </style:style>
    <style:style style:name="P111" style:family="paragraph" style:parent-style-name="Text_20_body">
      <style:text-properties officeooo:rsid="0fb7a145" officeooo:paragraph-rsid="0fb7a145"/>
    </style:style>
    <style:style style:name="P112" style:family="paragraph" style:parent-style-name="Text_20_body">
      <style:text-properties officeooo:rsid="1312de10" officeooo:paragraph-rsid="1312de10"/>
    </style:style>
    <style:style style:name="P113" style:family="paragraph" style:parent-style-name="Text_20_body">
      <style:text-properties officeooo:rsid="10289423" officeooo:paragraph-rsid="127da4bd"/>
    </style:style>
    <style:style style:name="P114" style:family="paragraph" style:parent-style-name="Standard">
      <style:paragraph-properties fo:text-align="center" style:justify-single-word="false"/>
      <style:text-properties officeooo:rsid="057aae1d" officeooo:paragraph-rsid="057aae1d"/>
    </style:style>
    <style:style style:name="P115"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17"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18"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119"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20" style:family="paragraph" style:parent-style-name="Example_20_Header">
      <style:text-properties officeooo:paragraph-rsid="0ce95318"/>
    </style:style>
    <style:style style:name="P121" style:family="paragraph" style:parent-style-name="Standard">
      <style:paragraph-properties fo:text-align="center" style:justify-single-word="false" fo:break-before="page"/>
    </style:style>
    <style:style style:name="P122" style:family="paragraph" style:parent-style-name="Contents_20_1">
      <style:paragraph-properties>
        <style:tab-stops>
          <style:tab-stop style:position="14.801cm" style:type="right" style:leader-style="dotted" style:leader-text="."/>
        </style:tab-stops>
      </style:paragraph-properties>
    </style:style>
    <style:style style:name="P123" style:family="paragraph" style:parent-style-name="Contents_20_2">
      <style:paragraph-properties>
        <style:tab-stops>
          <style:tab-stop style:position="14.801cm" style:type="right" style:leader-style="dotted" style:leader-text="."/>
        </style:tab-stops>
      </style:paragraph-properties>
    </style:style>
    <style:style style:name="P124" style:family="paragraph" style:parent-style-name="Text_20_body" style:master-page-name="Standard">
      <style:paragraph-properties style:page-number="auto"/>
      <style:text-properties officeooo:rsid="0f755768" officeooo:paragraph-rsid="0f755768"/>
    </style:style>
    <style:style style:name="P125" style:family="paragraph" style:parent-style-name="Text_20_body" style:list-style-name="L1">
      <style:text-properties officeooo:rsid="0f919907" officeooo:paragraph-rsid="0f919907"/>
    </style:style>
    <style:style style:name="P126" style:family="paragraph" style:parent-style-name="Text_20_body" style:list-style-name="L1">
      <style:text-properties officeooo:rsid="0f923493" officeooo:paragraph-rsid="0f923493"/>
    </style:style>
    <style:style style:name="P127" style:family="paragraph" style:parent-style-name="Text_20_body" style:list-style-name="L2">
      <style:text-properties officeooo:rsid="0f9824c4" officeooo:paragraph-rsid="0f9824c4"/>
    </style:style>
    <style:style style:name="P128" style:family="paragraph" style:parent-style-name="Text_20_body" style:list-style-name="L8">
      <style:text-properties officeooo:rsid="0f9824c4" officeooo:paragraph-rsid="13ed680f"/>
    </style:style>
    <style:style style:name="P129" style:family="paragraph" style:parent-style-name="Text_20_body">
      <style:text-properties officeooo:rsid="0f9824c4" officeooo:paragraph-rsid="13ed680f"/>
    </style:style>
    <style:style style:name="P130" style:family="paragraph" style:parent-style-name="Text_20_body" style:list-style-name="L3">
      <style:text-properties officeooo:rsid="0fac537b" officeooo:paragraph-rsid="0fac537b"/>
    </style:style>
    <style:style style:name="P131" style:family="paragraph" style:parent-style-name="Text_20_body" style:list-style-name="L10">
      <style:text-properties officeooo:rsid="0fac537b" officeooo:paragraph-rsid="13ed680f"/>
    </style:style>
    <style:style style:name="P132" style:family="paragraph" style:parent-style-name="Text_20_body" style:list-style-name="L4">
      <style:text-properties officeooo:rsid="13078d99" officeooo:paragraph-rsid="13078d99"/>
    </style:style>
    <style:style style:name="P133" style:family="paragraph" style:parent-style-name="Text_20_body" style:list-style-name="L4">
      <style:text-properties officeooo:rsid="13082f91" officeooo:paragraph-rsid="13082f91"/>
    </style:style>
    <style:style style:name="P134" style:family="paragraph" style:parent-style-name="Text_20_body" style:list-style-name="L5">
      <style:text-properties officeooo:rsid="1309f930" officeooo:paragraph-rsid="1309f930"/>
    </style:style>
    <style:style style:name="P135" style:family="paragraph" style:parent-style-name="Text_20_body" style:list-style-name="L5">
      <style:text-properties officeooo:rsid="130c642e" officeooo:paragraph-rsid="130c642e"/>
    </style:style>
    <style:style style:name="P136" style:family="paragraph" style:parent-style-name="Text_20_body" style:list-style-name="L6">
      <style:text-properties officeooo:rsid="130aaee4" officeooo:paragraph-rsid="130aaee4"/>
    </style:style>
    <style:style style:name="P137" style:family="paragraph" style:parent-style-name="Text_20_body" style:list-style-name="L7">
      <style:text-properties officeooo:rsid="1310cdfe" officeooo:paragraph-rsid="1310cdfe"/>
    </style:style>
    <style:style style:name="P138" style:family="paragraph" style:parent-style-name="Text_20_body">
      <style:text-properties officeooo:rsid="0f97e3ce" officeooo:paragraph-rsid="13ed680f"/>
    </style:style>
    <style:style style:name="P139" style:family="paragraph" style:parent-style-name="Text_20_body">
      <style:text-properties officeooo:rsid="0fab5caf" officeooo:paragraph-rsid="13ed680f"/>
    </style:style>
    <style:style style:name="P140" style:family="paragraph" style:parent-style-name="Text_20_body">
      <style:text-properties officeooo:rsid="0fafaecc" officeooo:paragraph-rsid="13ed680f"/>
    </style:style>
    <style:style style:name="P141" style:family="paragraph" style:parent-style-name="Text_20_body">
      <style:text-properties officeooo:rsid="0fadf353" officeooo:paragraph-rsid="13ed680f"/>
    </style:style>
    <style:style style:name="P142" style:family="paragraph" style:parent-style-name="Text_20_body">
      <style:text-properties officeooo:rsid="0fa93064" officeooo:paragraph-rsid="13ed680f"/>
    </style:style>
    <style:style style:name="P143" style:family="paragraph" style:parent-style-name="Heading_20_3">
      <style:text-properties officeooo:paragraph-rsid="127da4bd"/>
    </style:style>
    <style:style style:name="P144" style:family="paragraph" style:parent-style-name="Heading_20_3">
      <style:text-properties officeooo:rsid="1027ae43" officeooo:paragraph-rsid="1027ae43"/>
    </style:style>
    <style:style style:name="P145" style:family="paragraph" style:parent-style-name="Heading_20_1">
      <style:text-properties officeooo:rsid="11a92b59" officeooo:paragraph-rsid="11a92b59"/>
    </style:style>
    <style:style style:name="P146" style:family="paragraph" style:parent-style-name="Heading_20_2">
      <style:text-properties officeooo:rsid="0f97e3ce" officeooo:paragraph-rsid="0f97e3ce"/>
    </style:style>
    <style:style style:name="P147" style:family="paragraph" style:parent-style-name="Heading_20_2">
      <style:text-properties officeooo:paragraph-rsid="127e6672"/>
    </style:style>
    <style:style style:name="P148" style:family="paragraph" style:parent-style-name="Heading_20_2">
      <style:paragraph-properties fo:break-before="page"/>
      <style:text-properties officeooo:rsid="0f97e3ce" officeooo:paragraph-rsid="13ed680f"/>
    </style:style>
    <style:style style:name="P149" style:family="paragraph" style:parent-style-name="Heading_20_4">
      <style:text-properties officeooo:paragraph-rsid="127e6672"/>
    </style:style>
    <style:style style:name="T1" style:family="text">
      <style:text-properties officeooo:rsid="0ce63539"/>
    </style:style>
    <style:style style:name="T2" style:family="text">
      <style:text-properties officeooo:rsid="0f7bf8d9"/>
    </style:style>
    <style:style style:name="T3" style:family="text">
      <style:text-properties officeooo:rsid="0f7ce43b"/>
    </style:style>
    <style:style style:name="T4" style:family="text">
      <style:text-properties officeooo:rsid="0f7e983a"/>
    </style:style>
    <style:style style:name="T5" style:family="text">
      <style:text-properties officeooo:rsid="0f8040ea"/>
    </style:style>
    <style:style style:name="T6" style:family="text">
      <style:text-properties officeooo:rsid="0f838156"/>
    </style:style>
    <style:style style:name="T7" style:family="text">
      <style:text-properties officeooo:rsid="0f933c6d"/>
    </style:style>
    <style:style style:name="T8" style:family="text">
      <style:text-properties officeooo:rsid="0f966127"/>
    </style:style>
    <style:style style:name="T9" style:family="text">
      <style:text-properties officeooo:rsid="0fa793e2"/>
    </style:style>
    <style:style style:name="T10" style:family="text">
      <style:text-properties officeooo:rsid="0fa9dee8"/>
    </style:style>
    <style:style style:name="T11" style:family="text">
      <style:text-properties officeooo:rsid="0fafaecc"/>
    </style:style>
    <style:style style:name="T12" style:family="text">
      <style:text-properties officeooo:rsid="0fb4fafb"/>
    </style:style>
    <style:style style:name="T13" style:family="text">
      <style:text-properties officeooo:rsid="0fc53328"/>
    </style:style>
    <style:style style:name="T14" style:family="text">
      <style:text-properties officeooo:rsid="0fc6b882"/>
    </style:style>
    <style:style style:name="T15" style:family="text">
      <style:text-properties officeooo:rsid="0fcdc57d"/>
    </style:style>
    <style:style style:name="T16" style:family="text">
      <style:text-properties officeooo:rsid="0fce2bd4"/>
    </style:style>
    <style:style style:name="T17" style:family="text">
      <style:text-properties officeooo:rsid="0fd76e57"/>
    </style:style>
    <style:style style:name="T18" style:family="text">
      <style:text-properties officeooo:rsid="0fe91907"/>
    </style:style>
    <style:style style:name="T19" style:family="text">
      <style:text-properties officeooo:rsid="0ff0ba95"/>
    </style:style>
    <style:style style:name="T20" style:family="text">
      <style:text-properties officeooo:rsid="0ff38006"/>
    </style:style>
    <style:style style:name="T21" style:family="text">
      <style:text-properties officeooo:rsid="0ff67fdb"/>
    </style:style>
    <style:style style:name="T22" style:family="text">
      <style:text-properties officeooo:rsid="0ffb3b3f"/>
    </style:style>
    <style:style style:name="T23" style:family="text">
      <style:text-properties officeooo:rsid="0ffc41e0"/>
    </style:style>
    <style:style style:name="T24" style:family="text">
      <style:text-properties officeooo:rsid="0ffe2c92"/>
    </style:style>
    <style:style style:name="T25" style:family="text">
      <style:text-properties officeooo:rsid="10074ae6"/>
    </style:style>
    <style:style style:name="T26" style:family="text">
      <style:text-properties officeooo:rsid="1008f8c1"/>
    </style:style>
    <style:style style:name="T27" style:family="text">
      <style:text-properties officeooo:rsid="100a7015"/>
    </style:style>
    <style:style style:name="T28" style:family="text">
      <style:text-properties officeooo:rsid="100d6c34"/>
    </style:style>
    <style:style style:name="T29" style:family="text">
      <style:text-properties officeooo:rsid="100ed283"/>
    </style:style>
    <style:style style:name="T30" style:family="text">
      <style:text-properties officeooo:rsid="1014f4c6"/>
    </style:style>
    <style:style style:name="T31" style:family="text">
      <style:text-properties officeooo:rsid="102960d3"/>
    </style:style>
    <style:style style:name="T32" style:family="text">
      <style:text-properties officeooo:rsid="102a8dc1"/>
    </style:style>
    <style:style style:name="T33" style:family="text">
      <style:text-properties fo:language="en" fo:country="US" officeooo:rsid="102a8dc1"/>
    </style:style>
    <style:style style:name="T34" style:family="text">
      <style:text-properties fo:language="en" fo:country="US" officeooo:rsid="102b0bc7"/>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1228f9ba" style:font-weight-asian="normal" style:font-weight-complex="normal"/>
    </style:style>
    <style:style style:name="T37" style:family="text">
      <style:text-properties fo:language="en" fo:country="US" fo:font-weight="normal" officeooo:rsid="1229054f" style:font-weight-asian="normal" style:font-weight-complex="normal"/>
    </style:style>
    <style:style style:name="T38" style:family="text">
      <style:text-properties fo:language="cs" fo:country="CZ"/>
    </style:style>
    <style:style style:name="T39" style:family="text">
      <style:text-properties fo:language="cs" fo:country="CZ" officeooo:rsid="1032b9ba"/>
    </style:style>
    <style:style style:name="T40" style:family="text">
      <style:text-properties fo:language="cs" fo:country="CZ" officeooo:rsid="103333f8"/>
    </style:style>
    <style:style style:name="T41" style:family="text">
      <style:text-properties fo:language="cs" fo:country="CZ" officeooo:rsid="10d0d58c"/>
    </style:style>
    <style:style style:name="T42" style:family="text">
      <style:text-properties fo:language="cs" fo:country="CZ" officeooo:rsid="10d2ddfd"/>
    </style:style>
    <style:style style:name="T43" style:family="text">
      <style:text-properties fo:language="cs" fo:country="CZ" officeooo:rsid="10d4bd36"/>
    </style:style>
    <style:style style:name="T44" style:family="text">
      <style:text-properties fo:language="cs" fo:country="CZ" officeooo:rsid="10fce9e1"/>
    </style:style>
    <style:style style:name="T45" style:family="text">
      <style:text-properties fo:language="cs" fo:country="CZ" officeooo:rsid="10fe4eb8"/>
    </style:style>
    <style:style style:name="T46" style:family="text">
      <style:text-properties fo:language="cs" fo:country="CZ" officeooo:rsid="10ff36a0"/>
    </style:style>
    <style:style style:name="T47" style:family="text">
      <style:text-properties fo:language="cs" fo:country="CZ" officeooo:rsid="1100dada"/>
    </style:style>
    <style:style style:name="T48" style:family="text">
      <style:text-properties fo:language="cs" fo:country="CZ" officeooo:rsid="1102d439"/>
    </style:style>
    <style:style style:name="T49" style:family="text">
      <style:text-properties fo:language="cs" fo:country="CZ" officeooo:rsid="110495f4"/>
    </style:style>
    <style:style style:name="T50" style:family="text">
      <style:text-properties fo:language="cs" fo:country="CZ" officeooo:rsid="1104fcaf"/>
    </style:style>
    <style:style style:name="T51" style:family="text">
      <style:text-properties fo:language="cs" fo:country="CZ" officeooo:rsid="11741018"/>
    </style:style>
    <style:style style:name="T52" style:family="text">
      <style:text-properties fo:language="cs" fo:country="CZ" officeooo:rsid="11af5dc7"/>
    </style:style>
    <style:style style:name="T53" style:family="text">
      <style:text-properties fo:language="cs" fo:country="CZ" officeooo:rsid="11b03e11"/>
    </style:style>
    <style:style style:name="T54" style:family="text">
      <style:text-properties fo:language="cs" fo:country="CZ" officeooo:rsid="11b084f7"/>
    </style:style>
    <style:style style:name="T55" style:family="text">
      <style:text-properties fo:language="cs" fo:country="CZ" officeooo:rsid="11b20289"/>
    </style:style>
    <style:style style:name="T56" style:family="text">
      <style:text-properties fo:language="cs" fo:country="CZ" officeooo:rsid="11b34402"/>
    </style:style>
    <style:style style:name="T57" style:family="text">
      <style:text-properties fo:language="cs" fo:country="CZ" officeooo:rsid="11b35508"/>
    </style:style>
    <style:style style:name="T58" style:family="text">
      <style:text-properties fo:language="cs" fo:country="CZ" officeooo:rsid="11b45bf1"/>
    </style:style>
    <style:style style:name="T59" style:family="text">
      <style:text-properties fo:language="cs" fo:country="CZ" fo:font-style="italic" officeooo:rsid="11b45bf1" style:font-style-asian="italic" style:font-style-complex="italic"/>
    </style:style>
    <style:style style:name="T60" style:family="text">
      <style:text-properties fo:language="cs" fo:country="CZ" fo:font-style="normal" officeooo:rsid="11b45bf1" style:font-style-asian="normal" style:font-style-complex="normal"/>
    </style:style>
    <style:style style:name="T61" style:family="text">
      <style:text-properties fo:language="cs" fo:country="CZ" fo:font-style="normal" officeooo:rsid="11b4be5c" style:font-style-asian="normal" style:font-style-complex="normal"/>
    </style:style>
    <style:style style:name="T62" style:family="text">
      <style:text-properties fo:language="cs" fo:country="CZ" fo:font-style="normal" officeooo:rsid="11b5e359" style:font-style-asian="normal" style:font-style-complex="normal"/>
    </style:style>
    <style:style style:name="T63" style:family="text">
      <style:text-properties fo:language="cs" fo:country="CZ" fo:font-style="normal" officeooo:rsid="11c24e80" style:font-style-asian="normal" style:font-style-complex="normal"/>
    </style:style>
    <style:style style:name="T64" style:family="text">
      <style:text-properties fo:language="cs" fo:country="CZ" fo:font-style="normal" officeooo:rsid="11c34181" style:font-style-asian="normal" style:font-style-complex="normal"/>
    </style:style>
    <style:style style:name="T65" style:family="text">
      <style:text-properties fo:language="cs" fo:country="CZ" fo:font-style="normal" officeooo:rsid="11c5cf72" style:font-style-asian="normal" style:font-style-complex="normal"/>
    </style:style>
    <style:style style:name="T66" style:family="text">
      <style:text-properties fo:language="cs" fo:country="CZ" fo:font-style="normal" officeooo:rsid="11c66d17" style:font-style-asian="normal" style:font-style-complex="normal"/>
    </style:style>
    <style:style style:name="T67" style:family="text">
      <style:text-properties fo:language="cs" fo:country="CZ" fo:font-style="normal" officeooo:rsid="11c8d20c" style:font-style-asian="normal" style:font-style-complex="normal"/>
    </style:style>
    <style:style style:name="T68" style:family="text">
      <style:text-properties fo:language="cs" fo:country="CZ" fo:font-style="normal" officeooo:rsid="11cc20b1" style:font-style-asian="normal" style:font-style-complex="normal"/>
    </style:style>
    <style:style style:name="T69" style:family="text">
      <style:text-properties fo:language="cs" fo:country="CZ" fo:font-style="normal" officeooo:rsid="1236aecf" style:font-style-asian="normal" style:font-style-complex="normal"/>
    </style:style>
    <style:style style:name="T70" style:family="text">
      <style:text-properties fo:language="cs" fo:country="CZ" fo:font-style="normal" officeooo:rsid="123cb2b8" style:font-style-asian="normal" style:font-style-complex="normal"/>
    </style:style>
    <style:style style:name="T71" style:family="text">
      <style:text-properties fo:language="cs" fo:country="CZ" officeooo:rsid="11b7644f"/>
    </style:style>
    <style:style style:name="T72" style:family="text">
      <style:text-properties fo:language="cs" fo:country="CZ" officeooo:rsid="11b846c7"/>
    </style:style>
    <style:style style:name="T73" style:family="text">
      <style:text-properties fo:language="cs" fo:country="CZ" officeooo:rsid="11b941df"/>
    </style:style>
    <style:style style:name="T74" style:family="text">
      <style:text-properties fo:language="cs" fo:country="CZ" officeooo:rsid="11b952db"/>
    </style:style>
    <style:style style:name="T75" style:family="text">
      <style:text-properties fo:language="cs" fo:country="CZ" officeooo:rsid="11baefb4"/>
    </style:style>
    <style:style style:name="T76" style:family="text">
      <style:text-properties fo:language="cs" fo:country="CZ" officeooo:rsid="11bbdb50"/>
    </style:style>
    <style:style style:name="T77" style:family="text">
      <style:text-properties fo:language="cs" fo:country="CZ" officeooo:rsid="11be3dbd"/>
    </style:style>
    <style:style style:name="T78" style:family="text">
      <style:text-properties fo:language="cs" fo:country="CZ" officeooo:rsid="11bf45f3"/>
    </style:style>
    <style:style style:name="T79" style:family="text">
      <style:text-properties fo:language="cs" fo:country="CZ" officeooo:rsid="11bfa32c"/>
    </style:style>
    <style:style style:name="T80" style:family="text">
      <style:text-properties fo:language="cs" fo:country="CZ" officeooo:rsid="11c0d47b"/>
    </style:style>
    <style:style style:name="T81" style:family="text">
      <style:text-properties fo:language="cs" fo:country="CZ" officeooo:rsid="11c53a25"/>
    </style:style>
    <style:style style:name="T82" style:family="text">
      <style:text-properties fo:language="cs" fo:country="CZ" fo:font-weight="normal" style:font-weight-asian="normal" style:font-weight-complex="normal"/>
    </style:style>
    <style:style style:name="T83" style:family="text">
      <style:text-properties fo:language="cs" fo:country="CZ" fo:font-weight="normal" officeooo:rsid="122a7e62" style:font-weight-asian="normal" style:font-weight-complex="normal"/>
    </style:style>
    <style:style style:name="T84" style:family="text">
      <style:text-properties fo:language="cs" fo:country="CZ" fo:font-weight="normal" officeooo:rsid="122ad903" style:font-weight-asian="normal" style:font-weight-complex="normal"/>
    </style:style>
    <style:style style:name="T85" style:family="text">
      <style:text-properties fo:language="cs" fo:country="CZ" fo:font-weight="normal" officeooo:rsid="122bccbf" style:font-weight-asian="normal" style:font-weight-complex="normal"/>
    </style:style>
    <style:style style:name="T86" style:family="text">
      <style:text-properties officeooo:rsid="1033e57a"/>
    </style:style>
    <style:style style:name="T87" style:family="text">
      <style:text-properties officeooo:rsid="10357f58"/>
    </style:style>
    <style:style style:name="T88" style:family="text">
      <style:text-properties officeooo:rsid="104406d6"/>
    </style:style>
    <style:style style:name="T89" style:family="text">
      <style:text-properties officeooo:rsid="104773a7"/>
    </style:style>
    <style:style style:name="T90" style:family="text">
      <style:text-properties officeooo:rsid="104eeab7"/>
    </style:style>
    <style:style style:name="T91" style:family="text">
      <style:text-properties officeooo:rsid="104f19f1"/>
    </style:style>
    <style:style style:name="T92" style:family="text">
      <style:text-properties officeooo:rsid="10585d1e"/>
    </style:style>
    <style:style style:name="T93" style:family="text">
      <style:text-properties officeooo:rsid="105b915e"/>
    </style:style>
    <style:style style:name="T94" style:family="text">
      <style:text-properties officeooo:rsid="10638413"/>
    </style:style>
    <style:style style:name="T95" style:family="text">
      <style:text-properties officeooo:rsid="1069f1e4"/>
    </style:style>
    <style:style style:name="T96" style:family="text">
      <style:text-properties officeooo:rsid="10712d56"/>
    </style:style>
    <style:style style:name="T97" style:family="text">
      <style:text-properties officeooo:rsid="114f225e"/>
    </style:style>
    <style:style style:name="T98" style:family="text">
      <style:text-properties officeooo:rsid="11553c07"/>
    </style:style>
    <style:style style:name="T99" style:family="text">
      <style:text-properties officeooo:rsid="11594e57"/>
    </style:style>
    <style:style style:name="T100" style:family="text">
      <style:text-properties officeooo:rsid="115bab15"/>
    </style:style>
    <style:style style:name="T101" style:family="text">
      <style:text-properties officeooo:rsid="115c2caf"/>
    </style:style>
    <style:style style:name="T102" style:family="text">
      <style:text-properties officeooo:rsid="115d6152"/>
    </style:style>
    <style:style style:name="T103" style:family="text">
      <style:text-properties officeooo:rsid="1161a477"/>
    </style:style>
    <style:style style:name="T104" style:family="text">
      <style:text-properties fo:font-weight="normal" style:font-weight-asian="normal" style:font-weight-complex="normal"/>
    </style:style>
    <style:style style:name="T105" style:family="text">
      <style:text-properties fo:font-weight="normal" officeooo:rsid="0fe36e5b" style:font-weight-asian="normal" style:font-weight-complex="normal"/>
    </style:style>
    <style:style style:name="T106" style:family="text">
      <style:text-properties fo:font-weight="normal" officeooo:rsid="0fe60fc3" style:font-weight-asian="normal" style:font-weight-complex="normal"/>
    </style:style>
    <style:style style:name="T107" style:family="text">
      <style:text-properties fo:font-weight="normal" officeooo:rsid="12266e5d" style:font-weight-asian="normal" style:font-weight-complex="normal"/>
    </style:style>
    <style:style style:name="T108" style:family="text">
      <style:text-properties fo:font-weight="normal" officeooo:rsid="1227c419" style:font-weight-asian="normal" style:font-weight-complex="normal"/>
    </style:style>
    <style:style style:name="T109" style:family="text">
      <style:text-properties fo:font-weight="normal" officeooo:rsid="1228f9ba" style:font-weight-asian="normal" style:font-weight-complex="normal"/>
    </style:style>
    <style:style style:name="T110" style:family="text">
      <style:text-properties fo:font-weight="normal" officeooo:rsid="122c01d7" style:font-weight-asian="normal" style:font-weight-complex="normal"/>
    </style:style>
    <style:style style:name="T111" style:family="text">
      <style:text-properties fo:font-weight="normal" officeooo:rsid="1243233a" style:font-weight-asian="normal" style:font-weight-complex="normal"/>
    </style:style>
    <style:style style:name="T112" style:family="text">
      <style:text-properties fo:font-style="italic" fo:font-weight="normal" officeooo:rsid="1243233a"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11854258" style:font-style-asian="italic" style:font-style-complex="italic"/>
    </style:style>
    <style:style style:name="T115" style:family="text">
      <style:text-properties fo:font-style="italic" officeooo:rsid="11863108" style:font-style-asian="italic" style:font-style-complex="italic"/>
    </style:style>
    <style:style style:name="T116" style:family="text">
      <style:text-properties fo:font-style="italic" officeooo:rsid="1188bd35" style:font-style-asian="italic" style:font-style-complex="italic"/>
    </style:style>
    <style:style style:name="T117" style:family="text">
      <style:text-properties fo:font-style="italic" officeooo:rsid="118b4f8d" style:font-style-asian="italic" style:font-style-complex="italic"/>
    </style:style>
    <style:style style:name="T118" style:family="text">
      <style:text-properties fo:font-style="italic" officeooo:rsid="118e704e" style:font-style-asian="italic" style:font-style-complex="italic"/>
    </style:style>
    <style:style style:name="T119" style:family="text">
      <style:text-properties fo:font-style="italic" officeooo:rsid="129850fb" style:font-style-asian="italic" style:font-style-complex="italic"/>
    </style:style>
    <style:style style:name="T120" style:family="text">
      <style:text-properties officeooo:rsid="11686322"/>
    </style:style>
    <style:style style:name="T121" style:family="text">
      <style:text-properties officeooo:rsid="1178a4b4"/>
    </style:style>
    <style:style style:name="T122" style:family="text">
      <style:text-properties officeooo:rsid="11854258"/>
    </style:style>
    <style:style style:name="T123" style:family="text">
      <style:text-properties officeooo:rsid="11863108"/>
    </style:style>
    <style:style style:name="T124" style:family="text">
      <style:text-properties officeooo:rsid="1188bd35"/>
    </style:style>
    <style:style style:name="T125" style:family="text">
      <style:text-properties officeooo:rsid="118b4f8d"/>
    </style:style>
    <style:style style:name="T126" style:family="text">
      <style:text-properties officeooo:rsid="118d1a69"/>
    </style:style>
    <style:style style:name="T127" style:family="text">
      <style:text-properties officeooo:rsid="118e704e"/>
    </style:style>
    <style:style style:name="T128" style:family="text">
      <style:text-properties officeooo:rsid="11a887b7"/>
    </style:style>
    <style:style style:name="T129" style:family="text">
      <style:text-properties officeooo:rsid="11a9502d"/>
    </style:style>
    <style:style style:name="T130" style:family="text">
      <style:text-properties fo:font-style="normal" style:font-style-asian="normal" style:font-style-complex="normal"/>
    </style:style>
    <style:style style:name="T131" style:family="text">
      <style:text-properties fo:font-style="normal" officeooo:rsid="11d1379e" style:font-style-asian="normal" style:font-style-complex="normal"/>
    </style:style>
    <style:style style:name="T132" style:family="text">
      <style:text-properties fo:font-style="normal" officeooo:rsid="11d220d8" style:font-style-asian="normal" style:font-style-complex="normal"/>
    </style:style>
    <style:style style:name="T133" style:family="text">
      <style:text-properties fo:font-style="normal" officeooo:rsid="11d71079" style:font-style-asian="normal" style:font-style-complex="normal"/>
    </style:style>
    <style:style style:name="T134" style:family="text">
      <style:text-properties fo:font-style="normal" officeooo:rsid="11d86d12" style:font-style-asian="normal" style:font-style-complex="normal"/>
    </style:style>
    <style:style style:name="T135" style:family="text">
      <style:text-properties fo:font-style="normal" officeooo:rsid="11d89034" style:font-style-asian="normal" style:font-style-complex="normal"/>
    </style:style>
    <style:style style:name="T136" style:family="text">
      <style:text-properties fo:font-style="normal" officeooo:rsid="12303c78" style:font-style-asian="normal" style:font-style-complex="normal"/>
    </style:style>
    <style:style style:name="T137" style:family="text">
      <style:text-properties fo:font-style="normal" officeooo:rsid="1234bb9c" style:font-style-asian="normal" style:font-style-complex="normal"/>
    </style:style>
    <style:style style:name="T138" style:family="text">
      <style:text-properties officeooo:rsid="11d534eb"/>
    </style:style>
    <style:style style:name="T139" style:family="text">
      <style:text-properties officeooo:rsid="122477fc"/>
    </style:style>
    <style:style style:name="T140" style:family="text">
      <style:text-properties officeooo:rsid="11489716"/>
    </style:style>
    <style:style style:name="T141" style:family="text">
      <style:text-properties officeooo:rsid="123b335c"/>
    </style:style>
    <style:style style:name="T142" style:family="text">
      <style:text-properties officeooo:rsid="123ccd20"/>
    </style:style>
    <style:style style:name="T143" style:family="text">
      <style:text-properties officeooo:rsid="124053fc"/>
    </style:style>
    <style:style style:name="T144" style:family="text">
      <style:text-properties officeooo:rsid="126b4512"/>
    </style:style>
    <style:style style:name="T145" style:family="text">
      <style:text-properties officeooo:rsid="127c8211"/>
    </style:style>
    <style:style style:name="T146" style:family="text">
      <style:text-properties officeooo:rsid="12802e2c"/>
    </style:style>
    <style:style style:name="T147" style:family="text">
      <style:text-properties officeooo:rsid="12825502"/>
    </style:style>
    <style:style style:name="T148" style:family="text">
      <style:text-properties officeooo:rsid="1284d36a"/>
    </style:style>
    <style:style style:name="T149" style:family="text">
      <style:text-properties officeooo:rsid="128a1831"/>
    </style:style>
    <style:style style:name="T150" style:family="text">
      <style:text-properties fo:font-variant="normal" fo:text-transform="none" fo:color="#222222" style:font-name="sans-serif" fo:font-size="10.5pt" fo:letter-spacing="normal" fo:font-style="normal" fo:font-weight="normal"/>
    </style:style>
    <style:style style:name="T151" style:family="text">
      <style:text-properties fo:font-variant="normal" fo:text-transform="none" fo:color="#222222" style:font-name="sans-serif" fo:font-size="8.39999961853027pt" fo:letter-spacing="normal" fo:font-style="normal" fo:font-weight="normal"/>
    </style:style>
    <style:style style:name="T152" style:family="text">
      <style:text-properties fo:font-variant="normal" fo:text-transform="none" fo:color="#222222" fo:letter-spacing="normal"/>
    </style:style>
    <style:style style:name="T1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54" style:family="text">
      <style:text-properties officeooo:rsid="128d6149"/>
    </style:style>
    <style:style style:name="T155" style:family="text">
      <style:text-properties officeooo:rsid="1292967d"/>
    </style:style>
    <style:style style:name="T156" style:family="text">
      <style:text-properties officeooo:rsid="12947e74"/>
    </style:style>
    <style:style style:name="T157" style:family="text">
      <style:text-properties officeooo:rsid="1295d5da"/>
    </style:style>
    <style:style style:name="T158" style:family="text">
      <style:text-properties officeooo:rsid="129850fb"/>
    </style:style>
    <style:style style:name="T159" style:family="text">
      <style:text-properties officeooo:rsid="12b97321"/>
    </style:style>
    <style:style style:name="T160" style:family="text">
      <style:text-properties officeooo:rsid="12ba59c3"/>
    </style:style>
    <style:style style:name="T161" style:family="text">
      <style:text-properties officeooo:rsid="12cab60d"/>
    </style:style>
    <style:style style:name="T162" style:family="text">
      <style:text-properties officeooo:rsid="12df56b0"/>
    </style:style>
    <style:style style:name="T163" style:family="text">
      <style:text-properties officeooo:rsid="130e1bfb"/>
    </style:style>
    <style:style style:name="T164" style:family="text">
      <style:text-properties officeooo:rsid="130f4055"/>
    </style:style>
    <style:style style:name="T165" style:family="text">
      <style:text-properties officeooo:rsid="131154da"/>
    </style:style>
    <style:style style:name="T166" style:family="text">
      <style:text-properties officeooo:rsid="131163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Text_20_body"/>
      <text:p text:style-name="P115">Dakara</text:p>
      <text:p text:style-name="P114"/>
      <text:p text:style-name="P114"/>
      <text:p text:style-name="P117">Dungeoncrawl</text:p>
      <text:p text:style-name="P116"/>
      <text:p text:style-name="P118">Setting</text:p>
      <text:p text:style-name="P116"/>
      <text:p text:style-name="P116"/>
      <text:p text:style-name="P116"/>
      <text:p text:style-name="P116"/>
      <text:p text:style-name="P119"/>
      <text:p text:style-name="P1"/>
      <text:p text:style-name="P12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3"><text:a xlink:type="simple" xlink:href="#__RefHeading___Toc181_3598193345" text:style-name="Internet_20_link" text:visited-style-name="Internet_20_link">Staré civilizace</text:a><text:tab/>4</text:p>
          <text:p text:style-name="P123"><text:a xlink:type="simple" xlink:href="#__RefHeading___Toc183_3598193345" text:style-name="Internet_20_link" text:visited-style-name="Internet_20_link">Proč staré říše zanikly?</text:a><text:tab/>5</text:p>
          <text:p text:style-name="P123"><text:a xlink:type="simple" xlink:href="#__RefHeading___Toc185_3598193345" text:style-name="Internet_20_link" text:visited-style-name="Internet_20_link">Dlouhověkost elfů a trpaslíků</text:a><text:tab/>6</text:p>
          <text:p text:style-name="P122"><text:a xlink:type="simple" xlink:href="#__RefHeading___Toc1273_909118251" text:style-name="Internet_20_link" text:visited-style-name="Internet_20_link">Dávná říše ogrů</text:a><text:tab/>6</text:p>
          <text:p text:style-name="P122"><text:a xlink:type="simple" xlink:href="#__RefHeading___Toc1275_909118251" text:style-name="Internet_20_link" text:visited-style-name="Internet_20_link">Upřesnění konceptu Order vs Chaos</text:a><text:tab/>6</text:p>
          <text:p text:style-name="P123"><text:a xlink:type="simple" xlink:href="#__RefHeading___Toc1277_909118251" text:style-name="Internet_20_link" text:visited-style-name="Internet_20_link">Panteony</text:a><text:tab/>6</text:p>
          <text:p text:style-name="P123"><text:a xlink:type="simple" xlink:href="#__RefHeading___Toc1279_909118251" text:style-name="Internet_20_link" text:visited-style-name="Internet_20_link">Jak je to se summonováním a pod.</text:a><text:tab/>7</text:p>
          <text:p text:style-name="P123"><text:a xlink:type="simple" xlink:href="#__RefHeading___Toc1281_909118251" text:style-name="Internet_20_link" text:visited-style-name="Internet_20_link">Jak je to s magickým posilováním</text:a><text:tab/>8</text:p>
          <text:p text:style-name="P122"><text:a xlink:type="simple" xlink:href="#__RefHeading___Toc1283_909118251" text:style-name="Internet_20_link" text:visited-style-name="Internet_20_link">Religion</text:a><text:tab/>8</text:p>
          <text:p text:style-name="P123"><text:a xlink:type="simple" xlink:href="#__RefHeading___Toc1295_909118251" text:style-name="Internet_20_link" text:visited-style-name="Internet_20_link">Nový pantheon</text:a><text:tab/>13</text:p>
          <text:p text:style-name="P123"><text:a xlink:type="simple" xlink:href="#__RefHeading___Toc1638_3317394773" text:style-name="Internet_20_link" text:visited-style-name="Internet_20_link">Nová víra</text:a><text:tab/>17</text:p>
          <text:p text:style-name="P122"><text:a xlink:type="simple" xlink:href="#__RefHeading___Toc1640_3317394773" text:style-name="Internet_20_link" text:visited-style-name="Internet_20_link">Geografie</text:a><text:tab/>20</text:p>
          <text:p text:style-name="P123"><text:a xlink:type="simple" xlink:href="#__RefHeading___Toc1642_3317394773" text:style-name="Internet_20_link" text:visited-style-name="Internet_20_link">Divočina</text:a><text:tab/>20</text:p>
          <text:p text:style-name="P123"><text:a xlink:type="simple" xlink:href="#__RefHeading___Toc1644_3317394773" text:style-name="Internet_20_link" text:visited-style-name="Internet_20_link">Lidská říše</text:a><text:tab/>20</text:p>
          <text:p text:style-name="P122"><text:a xlink:type="simple" xlink:href="#__RefHeading___Toc1646_3317394773" text:style-name="Internet_20_link" text:visited-style-name="Internet_20_link">Bestiář</text:a><text:tab/>21</text:p>
          <text:p text:style-name="P123"><text:a xlink:type="simple" xlink:href="#__RefHeading___Toc1291_909118251" text:style-name="Internet_20_link" text:visited-style-name="Internet_20_link">Draci</text:a><text:tab/>21</text:p>
          <text:p text:style-name="P123"><text:a xlink:type="simple" xlink:href="#__RefHeading___Toc1293_909118251" text:style-name="Internet_20_link" text:visited-style-name="Internet_20_link">Démoni</text:a><text:tab/>21</text:p>
          <text:p text:style-name="P123"><text:a xlink:type="simple" xlink:href="#__RefHeading___Toc1648_3317394773" text:style-name="Internet_20_link" text:visited-style-name="Internet_20_link">Nemrtví</text:a><text:tab/>22</text:p>
        </text:index-body>
      </text:table-of-content>
      <text:p text:style-name="P120"/>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Verze 0.<text:span text:style-name="T1">0</text:span></text:p>
      <text:p text:style-name="P120"/>
      <text:h text:style-name="P148" text:outline-level="2">Panteony</text:h>
      <text:p text:style-name="P138">Bohové Řádu by měli mít jasně danou hierarchii a domény působnosti. Bohové Chaosu jsou neustále v konfliktu, platí zákon silnějšího.</text:p>
      <text:p text:style-name="P129">Řád</text:p>
      <text:list xml:id="list1152909188" text:style-name="L8">
        <text:list-item>
          <text:p text:style-name="P128">řemesla</text:p>
        </text:list-item>
        <text:list-item>
          <text:p text:style-name="P128">právo</text:p>
        </text:list-item>
        <text:list-item>
          <text:p text:style-name="P128">magie</text:p>
        </text:list-item>
      </text:list>
      <text:p text:style-name="P139"><text:span text:style-name="T11">Astra (</text:span>Mitara<text:span text:style-name="T11">)</text:span> (právo, spravedlnost)</text:p>
      <text:p text:style-name="P140">(Od Astraea)</text:p>
      <text:list xml:id="list2606472219" text:style-name="L10">
        <text:list-item>
          <text:p text:style-name="P131">váhy, meč</text:p>
        </text:list-item>
      </text:list>
      <text:p text:style-name="P141">(světlo, slunce)</text:p>
      <text:p text:style-name="P142">Koncept Řádu a Chaosu <text:span text:style-name="T146">je</text:span> ústředním bodem obou kultur, <text:span text:style-name="T10">protože obě vychází z původního náboženství ogrů.</text:span> </text:p>
      <text:h text:style-name="Heading_20_1" text:outline-level="1"><text:bookmark-start text:name="__RefHeading___Toc1283_909118251"/>Religion<text:bookmark-end text:name="__RefHeading___Toc1283_909118251"/></text:h>
      <text:p text:style-name="P13">Jména bohů</text:p>
      <text:p text:style-name="P13">Jaké mají domény</text:p>
      <text:p text:style-name="P13">Jaké mají <text:span text:style-name="T165">atributy</text:span> (<text:span text:style-name="T165">např. </text:span>váhy a meč)</text:p>
      <text:p text:style-name="P13">Jak vypadají chrámy <text:span text:style-name="T166">a svatyně</text:span></text:p>
      <text:p text:style-name="P13">Jak vypadají obřady</text:p>
      <text:p text:style-name="P14">Jakou magií vládnou kněží <text:span text:style-name="T12">(léčení, přivolávání bytostí…)</text:span></text:p>
      <text:p text:style-name="Text_20_body"><text:soft-page-break/>Jaké magické či jiné bytosti se s božstvem spojují </text:p>
      <text:p text:style-name="P111">Jaké postavení mají kněží ve společnosti (teokracie?).<text:tab/></text:p>
      <text:p text:style-name="P112">Jak je rozdělena světská a duchovní moc (vládce je zároveň kněz, vládce má mandát od bohů posvěcený knězem, vládce je považován za boha...)</text:p>
      <text:p text:style-name="P15">Je jeden stvořitel/superbůh?</text:p>
      <text:p text:style-name="P110">Jak se náboženství prolíná s kulturou – představují bohové důležité hodnoty nebo principy?</text:p>
      <text:p text:style-name="P15"/>
      <text:p text:style-name="P16">Jak to měli ogři</text:p>
      <text:p text:style-name="P16">Jak se z toho stala náboženství orků (a goblinů), elfů a trpaslíků</text:p>
      <text:p text:style-name="P49">Jak se jmenoval prorok, který elfy vyvedl z područí ogrů a založil novou víru?</text:p>
      <text:h text:style-name="P143" text:outline-level="3"><text:span text:style-name="T86">Starověký</text:span> panteon</text:h>
      <text:p text:style-name="P91">https://en.wikipedia.org/wiki/Sumerian_religion</text:p>
      <text:p text:style-name="P113"><text:span text:style-name="T112">Uctívání:</text:span><text:span text:style-name="T111"> </text:span>Ogři měli teokracii. <text:span text:style-name="T87">Každé z měst mělo za patrona jednoho z bohů a jeho velekněz (nebo velekněžka) byl vládcem. Chrámy se stavěly na vrcholu zikkuratů.<text:line-break/><text:tab/>Většina úřední činnosti byla ritualizovaná a vyžadovala získání přízně bohů (obvykle oběti).</text:span></text:p>
      <text:p text:style-name="P85">Božstva ogrů</text:p>
      <text:p text:style-name="P85"><text:tab/><text:span text:style-name="T89">Primordiální bohové:</text:span></text:p>
      <text:p text:style-name="P85"><text:tab/><text:tab/><text:span text:style-name="T32">N‘</text:span><text:span text:style-name="T33">gara </text:span><text:span text:style-name="T32">(bohyně praoceánu, matka všech bohů)</text:span></text:p>
      <text:p text:style-name="P85"><text:tab/><text:tab/><text:span text:style-name="T58"><text:tab/></text:span><text:span text:style-name="T59">Atributy:</text:span><text:span text:style-name="T58"> </text:span><text:span text:style-name="T74">Podoba vodního draka</text:span></text:p>
      <text:p text:style-name="P85"><text:soft-page-break/><text:tab/><text:tab/><text:span text:style-name="T34">Char’gon </text:span><text:span text:style-name="T31">(bůh nebes)</text:span></text:p>
      <text:p text:style-name="P85"><text:tab/><text:tab/><text:span text:style-name="T58"><text:tab/></text:span><text:span text:style-name="T59">Atributy:</text:span><text:span text:style-name="T58"> </text:span><text:span text:style-name="T75">Podoba opeřeného draka</text:span></text:p>
      <text:p text:style-name="P85"><text:tab/><text:tab/><text:span text:style-name="T34">Ber’han </text:span><text:span text:style-name="T31">(bůh souše)</text:span></text:p>
      <text:p text:style-name="P85"><text:span text:style-name="T58"><text:tab/><text:tab/><text:tab/></text:span><text:span text:style-name="T59">Atributy:</text:span><text:span text:style-name="T58"> </text:span><text:span text:style-name="T75">Podoba obřího hada</text:span></text:p>
      <text:p text:style-name="P85"><text:tab/><text:span text:style-name="T89">Patroni měst (jméno boha bylo zároveň jménem města):</text:span></text:p>
      <text:p text:style-name="P87"><text:tab/><text:tab/><text:span text:style-name="T38">Ner’ha</text:span><text:span text:style-name="T51">da</text:span><text:span text:style-name="T38">l</text:span> <text:span text:style-name="T39">(bůh </text:span><text:span text:style-name="T57">měsíce a</text:span><text:span text:style-name="T39"> smrti, vládce zásvětí)</text:span></text:p>
      <text:p text:style-name="P86"><text:span text:style-name="T58"><text:tab/><text:tab/><text:tab/></text:span><text:span text:style-name="T59">Atributy:</text:span><text:span text:style-name="T58"> </text:span><text:span text:style-name="T72">Černý plášť, s</text:span><text:span text:style-name="T71">tříbrná koule v ruce</text:span></text:p>
      <text:p text:style-name="P88"><text:tab/><text:tab/>Mar’atha <text:span text:style-name="T40">(bohyně </text:span><text:span text:style-name="T56">vášně</text:span><text:span text:style-name="T40"> a války)</text:span></text:p>
      <text:p text:style-name="P86"><text:span text:style-name="T58"><text:tab/><text:tab/><text:tab/></text:span><text:span text:style-name="T59">Atributy:</text:span><text:span text:style-name="T60"> </text:span><text:span text:style-name="T62">meč a </text:span><text:span text:style-name="T61">bič, nahota, bujné poprsí</text:span></text:p>
      <text:p text:style-name="P89"><text:tab/><text:tab/>Ok’ariat <text:span text:style-name="T57">(bůh slunce a života)</text:span></text:p>
      <text:p text:style-name="P86"><text:span text:style-name="T58"><text:tab/><text:tab/><text:tab/></text:span><text:span text:style-name="T59">Atributy:</text:span><text:span text:style-name="T58"> </text:span><text:span text:style-name="T72">Bílý plášť, z</text:span><text:span text:style-name="T71">latá koule v ruce</text:span></text:p>
      <text:p text:style-name="P90"><text:tab/><text:tab/>An’gador <text:span text:style-name="T52">(bůh větru a blesků)</text:span></text:p>
      <text:p text:style-name="P86"><text:span text:style-name="T58"><text:tab/><text:tab/><text:tab/></text:span><text:span text:style-name="T59">Atributy:</text:span><text:span text:style-name="T58"> Blesk v ruce, koruna z mraků</text:span></text:p>
      <text:p text:style-name="P86"><text:tab/><text:tab/>Tel’hatha <text:span text:style-name="T53">(bůh magie a moudrosti, </text:span><text:span text:style-name="T54">stvořitel</text:span><text:span text:style-name="T53"> </text:span><text:span text:style-name="T55">ogrů</text:span><text:span text:style-name="T53">).</text:span></text:p>
      <text:p text:style-name="P86"><text:span text:style-name="T53"><text:tab/><text:tab/></text:span><text:span text:style-name="T58"><text:tab/></text:span><text:span text:style-name="T59">Atributy:</text:span><text:span text:style-name="T58"> </text:span><text:span text:style-name="T73">Tabulka s klínovým písmem</text:span></text:p>
      <text:h text:style-name="P144" text:outline-level="3">Starý panteon</text:h>
      <text:p text:style-name="P59"><text:span text:style-name="T147">- </text:span>Byli kněží a vládci různé osoby? Asi jo.<text:line-break/><text:span text:style-name="T147">- Byla magie výhradně v rukou kněží?<text:line-break/><text:tab/>Toť otázka. Znamenalo by to pak asi, že vládci nemohli studovat magii, což je asi divný.</text:span></text:p>
      <text:p text:style-name="P71"><text:span text:style-name="T113">Uctívání:</text:span> </text:p>
      <text:p text:style-name="P94"><text:soft-page-break/>Chrámy řádu jsou podzemní (viz Mithraismus). Nejspíš to souvisí s tím, že víra pochází z dob, kdy byli elfové i trpaslíci v područí Ogrů <text:span text:style-name="T146">a svou víru museli skrývat.<text:line-break/><text:tab/>Trpaslíci to určitě dodržovali, elfové možná v dobách největší slávy svých říší přesunuli chrámy na povrch (ale staré eflské svatyně jsou stále v podzemí).</text:span></text:p>
      <text:p text:style-name="P79">Stupně zasvěcení (<text:span text:style-name="T9">pojmenované </text:span>podle planet? Planety jsou ale v tomhle světě jiné). <text:span text:style-name="T146">- podle planet raději ne, ale stupně zasvěcení by tam být mohly (ostatně u adeptů v laborce je mám taky).</text:span></text:p>
      <text:p text:style-name="P82"><text:span text:style-name="T113">Cizí světy</text:span>:</text:p>
      <text:p text:style-name="P82">Elfové a trpaslíci věřili, že hvězdy představují jiné světy.</text:p>
      <text:p text:style-name="P50">Posmrtný život:</text:p>
      <text:p text:style-name="P80">Elfové a trpaslíci nevěřili v zaručený posmrtný život, smrt brali jako konečnou. Proto věnovali spoustu úsilí výzkumu, jak si život prodloužit, případně jako se kouzlem přetvořit v nějakou neumírající bytost (sochy, přízraky, atd.).</text:p>
      <text:p text:style-name="P81">Trpaslíci nešli cestou přerodu v nehmotné <text:span text:style-name="T159">přízraky</text:span>, <text:span text:style-name="T160">spíš se asi obecně zaklínali do kamene, do různých magických předmětů, atp.</text:span></text:p>
      <text:p text:style-name="P17">Bohové řádu</text:p>
      <text:p text:style-name="P18"><text:tab/><text:span text:style-name="T121">Astra (stvořitelka hvězd, vládkyně bohů Řádu).</text:span></text:p>
      <text:p text:style-name="P20"><text:tab/><text:tab/><text:span text:style-name="T19">U trpaslíků Arastor.</text:span></text:p>
      <text:p text:style-name="P20"><text:tab/><text:tab/><text:span text:style-name="T118">Atributy:</text:span><text:span text:style-name="T127"> Čelenka z hvězd</text:span></text:p>
      <text:p text:style-name="P60"><text:tab/>Solreon (bůh světla)</text:p>
      <text:p text:style-name="P20"><text:tab/><text:tab/><text:span text:style-name="T21">U trpaslíků Silara.</text:span></text:p>
      <text:p text:style-name="P20"><text:tab/><text:tab/><text:span text:style-name="T115">Atributy:</text:span><text:span text:style-name="T123"> Paprsky vycházející z otevřené dlaně</text:span></text:p>
      <text:p text:style-name="P21"><text:soft-page-break/><text:span text:style-name="T119"><text:tab/><text:tab/>Bytosti:</text:span><text:span text:style-name="T158"> Bludičky, bytosti světla</text:span></text:p>
      <text:p text:style-name="P17"><text:tab/><text:span text:style-name="T88">Raia (bohyně zdraví, léčitelství, lesů a spagyrie)</text:span></text:p>
      <text:p text:style-name="P17"><text:tab/><text:tab/><text:span text:style-name="T20">U trpaslíků Rondar.</text:span></text:p>
      <text:p text:style-name="P17"><text:tab/><text:tab/><text:span text:style-name="T114">Atributy:</text:span><text:span text:style-name="T122"> Raia: Nahota, místo nohou kořeny. Rondar: Trpaslík obrostlý mechem.</text:span></text:p>
      <text:p text:style-name="P22"><text:tab/><text:tab/><text:span text:style-name="T119">Bytosti:</text:span><text:span text:style-name="T158"> Enti, dryády</text:span></text:p>
      <text:p text:style-name="P61"><text:tab/>Mirva (bohyně kouzel, <text:span text:style-name="T126">vědění</text:span> a magické moci)</text:p>
      <text:p text:style-name="P19"><text:tab/><text:tab/><text:span text:style-name="T18">U trpaslíků Midar.</text:span></text:p>
      <text:p text:style-name="P19"><text:tab/><text:tab/><text:span text:style-name="T116">Atributy:</text:span><text:span text:style-name="T124"> Hůl a otevřená kniha</text:span></text:p>
      <text:p text:style-name="P22"><text:span text:style-name="T119"><text:tab/><text:tab/>Bytosti:</text:span><text:span text:style-name="T158"> Elementálové (bytosti přivolané z jiných světů)</text:span></text:p>
      <text:p text:style-name="P102"><text:tab/>Era (nebo Erador) (bohyně věčnosti a dlouhověkosti)</text:p>
      <text:p text:style-name="P32"><text:tab/><text:tab/><text:span text:style-name="T24">U trpaslíků Erada.</text:span></text:p>
      <text:p text:style-name="P17"><text:tab/><text:tab/><text:span text:style-name="T117">Atributy:</text:span><text:span text:style-name="T125"> Přízračná, nehmotná forma.</text:span></text:p>
      <text:p text:style-name="P25"><text:span text:style-name="T119"><text:tab/><text:tab/>Bytosti:</text:span><text:span text:style-name="T158"> něco spojeného s nesmrtelností – možná nějaké přízraky, duchové a tak</text:span></text:p>
      <text:p text:style-name="P44"><text:span text:style-name="T26"><text:tab/>Beleron (nebo Belorn?) </text:span>(bůh cti, <text:span text:style-name="T161">spravedlnosti</text:span> <text:span text:style-name="T25">a služby svému pánu</text:span>)</text:p>
      <text:p text:style-name="P43"><text:tab/><text:tab/><text:span text:style-name="T27">U trpaslíků Belor.</text:span></text:p>
      <text:p text:style-name="P23"><text:span text:style-name="T117"><text:tab/><text:tab/>Atributy:</text:span><text:span text:style-name="T125"> Poklek s čelem opřeným o jílec meče.</text:span></text:p>
      <text:p text:style-name="P24"><text:span text:style-name="T119"><text:tab/><text:tab/>Bytosti:</text:span><text:span text:style-name="T158"> Paladini, andělé.</text:span></text:p>
      <text:p text:style-name="P24"><text:tab/><text:tab/><text:span text:style-name="T162">Beleron dává božský mandát vládcům.</text:span></text:p>
      <text:p text:style-name="P35"><text:tab/><text:span text:style-name="T28">Narvea (bohyně řemesel, umění a kreativity)</text:span></text:p>
      <text:p text:style-name="P36"><text:soft-page-break/><text:tab/><text:tab/><text:span text:style-name="T29">U trpaslíků Nirvi (golemové).</text:span></text:p>
      <text:p text:style-name="P36"><text:span text:style-name="T29"><text:tab/><text:tab/></text:span><text:span text:style-name="T117">Atributy:</text:span><text:span text:style-name="T125"> Kleště a kladivo.</text:span></text:p>
      <text:p text:style-name="P37"><text:tab/><text:tab/><text:span text:style-name="T119">Bytosti:</text:span><text:span text:style-name="T158"> Oživlé sochy.</text:span></text:p>
      <text:p text:style-name="P34">Bohové chaosu <text:span text:style-name="T14">(pro elfy jsou to démoni)</text:span></text:p>
      <text:p text:style-name="P34"><text:tab/><text:span text:style-name="T15">Nhara (bohyně zlé mysli – uhranutí, prokletí, duševní magie (goblini)</text:span></text:p>
      <text:p text:style-name="P38"><text:span text:style-name="T117"><text:tab/><text:tab/>Atributy:</text:span><text:span text:style-name="T125"> Oči vrostlé v dlaních</text:span></text:p>
      <text:p text:style-name="P26"><text:span text:style-name="T119"><text:tab/><text:tab/>Bytosti:</text:span><text:span text:style-name="T158"> Možná nějaké medůzy a tak.</text:span></text:p>
      <text:p text:style-name="P34"><text:tab/><text:span text:style-name="T95">Nergal (bůh síly a války – posílení) (orci i goblini)</text:span></text:p>
      <text:p text:style-name="P39"><text:span text:style-name="T117"><text:tab/><text:tab/>Atributy:</text:span><text:span text:style-name="T125"> Svalnatá postava a dvě sekery</text:span></text:p>
      <text:p text:style-name="P27"><text:span text:style-name="T119"><text:tab/><text:tab/>Bytosti:</text:span><text:span text:style-name="T158"> Zmutovaní válečníci</text:span></text:p>
      <text:p text:style-name="P62"><text:span text:style-name="T13"><text:tab/>Varhar </text:span>(<text:span text:style-name="T22">bůh ohně, blesků a destrukce</text:span>) <text:span text:style-name="T90">(to zní orcky)</text:span></text:p>
      <text:p text:style-name="P45"><text:span text:style-name="T117"><text:tab/><text:tab/>Atributy:</text:span><text:span text:style-name="T125"> Výboj mezi rukama</text:span></text:p>
      <text:p text:style-name="P33"><text:span text:style-name="T119"><text:tab/><text:tab/>Bytosti:</text:span><text:span text:style-name="T158"> Lávová socha</text:span></text:p>
      <text:p text:style-name="P63"><text:tab/><text:span text:style-name="T16">Orokva (bohyně chladu a temnoty) (goblini?)</text:span></text:p>
      <text:p text:style-name="P40"><text:span text:style-name="T117"><text:tab/><text:tab/>Atributy:</text:span><text:span text:style-name="T125"> Plášť s kápí, místo tváře temnota, na rameni netopýr</text:span></text:p>
      <text:p text:style-name="P28"><text:span text:style-name="T119"><text:tab/><text:tab/>Bytosti:</text:span><text:span text:style-name="T158"> Stíny, bytosti temnoty, mraziví tvorové</text:span></text:p>
      <text:p text:style-name="P64"><text:tab/><text:span text:style-name="T13">Surva </text:span>(<text:span text:style-name="T23">bohyně</text:span> smrti a nekromancie) <text:span text:style-name="T91">(asi jak goblini tak orkové)</text:span></text:p>
      <text:p text:style-name="P41"><text:span text:style-name="T117"><text:tab/><text:tab/>Atributy:</text:span><text:span text:style-name="T125"> Hůl zakončená lebkou</text:span></text:p>
      <text:p text:style-name="P29"><text:span text:style-name="T119"><text:tab/><text:tab/>Bytosti:</text:span><text:span text:style-name="T158"> Nemrtví</text:span></text:p>
      <text:p text:style-name="P65"><text:tab/><text:span text:style-name="T30">Gratva (bohyně cizích světů – démoni a tak) (asi spíš orkové)</text:span></text:p>
      <text:p text:style-name="P42"><text:soft-page-break/><text:span text:style-name="T117"><text:tab/><text:tab/>Atributy:</text:span><text:span text:style-name="T125"> Amulet ve tvaru pentagramu</text:span></text:p>
      <text:p text:style-name="P30"><text:span text:style-name="T119"><text:tab/><text:tab/>Bytosti:</text:span><text:span text:style-name="T158"> „démonicky“ vyhlížející přivolané bytosti.</text:span></text:p>
      <text:p text:style-name="P65"><text:tab/><text:span text:style-name="T30">Degron (bůh nemocí, jedů, rozkladu a zkaženosti) (určitě goblini)</text:span></text:p>
      <text:p text:style-name="P66"><text:tab/><text:span text:style-name="T117"><text:tab/>Atributy:</text:span><text:span text:style-name="T125"> Hrbatá postava o holi</text:span></text:p>
      <text:p text:style-name="P31"><text:span text:style-name="T119"><text:tab/><text:tab/>Bytosti:</text:span><text:span text:style-name="T158"> Krysy (normální i obří), červi, švábi, pavouci a podobná havěť. Možná taky rziví netvoři, zelené hleny a obecně tvorové se schopnostmi leptání a rozkladu.</text:span></text:p>
      <text:p text:style-name="P46">- Možná to bude dobrý nápad rozdělit, takže některé bohy budou vyznávat primárně orkové a některé primárně goblini. <text:span text:style-name="T128">Nergal by mohl být společný.</text:span></text:p>
      <text:h text:style-name="Heading_20_2" text:outline-level="2"><text:bookmark-start text:name="__RefHeading___Toc1295_909118251"/><text:span text:style-name="T145">Nový</text:span> pantheon<text:bookmark-end text:name="__RefHeading___Toc1295_909118251"/></text:h>
      <text:p text:style-name="P98">IDEA (Seers): Náboženství lidem tlumočí v<text:span text:style-name="T96">ě</text:span>štci, což jsou obvykle osoby hodně netypické (zdeformované, slepé, obecně silně blouznící).</text:p>
      <text:p text:style-name="P99">Že by měl Mitraismus věštce?</text:p>
      <text:h text:style-name="Heading_20_3" text:outline-level="3">Říše</text:h>
      <text:p text:style-name="P106">Jaké má nová říše hodnoty?</text:p>
      <text:list xml:id="list4197375398" text:style-name="L4">
        <text:list-item>
          <text:p text:style-name="P132">určitě válka</text:p>
          <text:list>
            <text:list-item>
              <text:p text:style-name="P132">možná gladiátorské zápasy (ale to může být taky válka)</text:p>
            </text:list-item>
          </text:list>
        </text:list-item>
        <text:list-item>
          <text:p text:style-name="P133">určitě podsvětí <text:span text:style-name="T163">(posmrtný život)</text:span></text:p>
        </text:list-item>
      </text:list>
      <text:p text:style-name="P107"><text:span text:style-name="T152"> </text:span><text:span text:style-name="T151">lavish sacrifices and athletic contests</text:span> </text:p>
      <text:list xml:id="list3716973450" text:style-name="L5">
        <text:list-item>
          <text:p text:style-name="P134"><text:soft-page-break/>To by se asi hodilo k nějakému Héraklovi nebo jinému polobohu <text:span text:style-name="T164">nebo slavnému hrdinovi – možná přímo sám Dobyvatel, když byl ještě mladý?</text:span></text:p>
        </text:list-item>
        <text:list-item>
          <text:p text:style-name="P135">Atleti (a atletky?) soutěží nazí.</text:p>
        </text:list-item>
      </text:list>
      <text:p text:style-name="P108">Moře</text:p>
      <text:list xml:id="list4092634299" text:style-name="L6">
        <text:list-item>
          <text:p text:style-name="P136">Punton</text:p>
        </text:list-item>
      </text:list>
      <text:p text:style-name="P108">Lesy</text:p>
      <text:p text:style-name="P109">IDEA: Úplně to oprostit od personifikace živlů. Možná by mohli stačit 3 bohové: Bůh války, Bůh podsvětí a Osud.</text:p>
      <text:list xml:id="list1502159654" text:style-name="L7">
        <text:list-item>
          <text:p text:style-name="P137">K Osudu by se modlili námořníci, obchodníci a tak podobně.</text:p>
        </text:list-item>
      </text:list>
      <text:p text:style-name="P109">Nebo možná jenom Osud coby vládce zásvětí s tím, že válku by zaštiťovali hrdinové/králové/polobohové.</text:p>
      <text:p text:style-name="P96">IDEA: Monoteismus <text:span text:style-name="T148">(Mitra?)<text:line-break/>Hmm – možná by to šlo pojmout tak, že Mitra je otcem všech nižších bohů, takže je OK je vyznávat. Teda kromě bohů chaosu, kteří jsou považováni za démony (vzepřeli se vůli svého otce).<text:line-break/>- to říká tradiční, umírněná větev<text:line-break/>- později by se mohla objevit radikální větev, která říká, že Mitra je jediný bůh a staří bohové jsou jen falešné modly.</text:span></text:p>
      <text:p text:style-name="P96"><text:span text:style-name="T150">Worshippers of Mithras had a complex system of seven grades of </text:span><text:a xlink:type="simple" xlink:href="https://en.wikipedia.org/wiki/Initiation" text:style-name="Internet_20_link" text:visited-style-name="Visited_20_Internet_20_Link"><text:span text:style-name="T153">initiation</text:span></text:a><text:span text:style-name="T152"> </text:span><text:span text:style-name="T150">and communal ritual meals.</text:span> <text:line-break/><text:span text:style-name="T154">- sedm stupňů zasvěcení může být převzato ze staroelfské tradice.</text:span></text:p>
      <text:p text:style-name="P97">TODO: Gesta (objímání? Podávání ruky ne, u toho máme zafixovaný jiný význam).</text:p>
      <text:p text:style-name="P95">IDEA: Kněží nesmí chlastat <text:span text:style-name="T149">(možná jen ti radikální. Vůbec by to mohlo být hodně striktní – celibát, chudoba, atd.)</text:span>.</text:p>
      <text:p text:style-name="P69"><text:soft-page-break/>Pozn.: Měl by existovat novodobý bůh nekromancie, případně nějaký jiný, v jehož jménu je možné proklít nějaké místo nebo osobu tak, aby se z ní stal duch, přízrak nebo revenant. <text:span text:style-name="T139">A nebo to holt nebude kněžská kletba, ale kouzelnická (nekromantická).</text:span></text:p>
      <text:p text:style-name="P68">Unused names: <text:span text:style-name="T17">Alarastra, </text:span><text:span text:style-name="T105">Gh</text:span><text:span text:style-name="T106">áron, Rodana</text:span></text:p>
      <text:p text:style-name="P83"><text:span text:style-name="T37">- </text:span><text:span text:style-name="T106">(</text:span><text:span text:style-name="T104">Rodana zní dobře – Amra, Rodana </text:span><text:span text:style-name="T107">by mohly být bohyně v novém pant</text:span><text:span text:style-name="T108">e</text:span><text:span text:style-name="T107">onu</text:span><text:span text:style-name="T104">). </text:span><text:span text:style-name="T109">Jména pro bohy mi </text:span><text:span text:style-name="T110">ale zatím</text:span><text:span text:style-name="T109"> vůbec nezní :</text:span><text:span text:style-name="T36">\</text:span></text:p>
      <text:p text:style-name="P84"><text:span text:style-name="T35">- </text:span><text:span text:style-name="T36">P</text:span><text:span text:style-name="T35">ak je tu je</text:span><text:span text:style-name="T82">ště možnost nepoužít domény a jména, ale nějakou abstakci typu Otec, Matka, a</text:span><text:span text:style-name="T83">pod. Nebo Mother War, Father Peace (ok, to asi ne). </text:span><text:span text:style-name="T84">Na druhou stranu chci, aby to znělo anticky (nebo obecně starověce), a tam prostě ty panteony jsou. </text:span><text:span text:style-name="T85">A bohové jednají jako lidé, mají mezi sebou sváry a tak.</text:span></text:p>
      <text:h text:style-name="Heading_20_3" text:outline-level="3">Seveřani</text:h>
      <text:p text:style-name="P72"><text:span text:style-name="T113">Uctívání:</text:span> <text:span text:style-name="T144">Seveřani slaví dva velké svátky v době jarní a podzimní rovnodennosti. Oslavuje se vždy konec vlády Árduna nebo Frígy a začátek vlády toho druhého. Tyto obřady vede vždy kmenový stařešina.</text:span></text:p>
      <text:p text:style-name="P74">Á<text:span text:style-name="T120">r</text:span>dun (<text:span text:style-name="T101">o</text:span>tec <text:span text:style-name="T100">bohů, vládce zimy a noci</text:span>)</text:p>
      <text:p text:style-name="P73"><text:span text:style-name="T58"><text:tab/></text:span><text:span text:style-name="T59">Atributy:</text:span><text:span text:style-name="T58"> </text:span><text:span text:style-name="T78">Zlatá </text:span><text:span text:style-name="T81">obruč na hlavě</text:span></text:p>
      <text:p text:style-name="P75">Fríga <text:span text:style-name="T98">(matka bohů, vládkyně dne a léta)</text:span></text:p>
      <text:p text:style-name="P73"><text:span text:style-name="T58"><text:tab/></text:span><text:span text:style-name="T59">Atributy:</text:span><text:span text:style-name="T58"> </text:span><text:span text:style-name="T78">Stříbrná čelenka</text:span></text:p>
      <text:p text:style-name="P76"><text:span text:style-name="T99">Hó</text:span>k<text:span text:style-name="T97">ar (ocel, čest)</text:span></text:p>
      <text:p text:style-name="P73"><text:span text:style-name="T58"><text:tab/></text:span><text:span text:style-name="T59">Atributy:</text:span><text:span text:style-name="T58"> </text:span><text:span text:style-name="T80">Dlouhý m</text:span><text:span text:style-name="T77">eč</text:span></text:p>
      <text:p text:style-name="P103"><text:tab/>Hókara uctívají válečníci, je patronem kovářů a jeho jménem se z jinochů stávají muži. Tento obřad vede vždy kmenový náčelník.</text:p>
      <text:p text:style-name="P77"><text:soft-page-break/>Svaldi (proradnost, <text:span text:style-name="T103">lstivost</text:span>)</text:p>
      <text:p text:style-name="P73"><text:span text:style-name="T58"><text:tab/></text:span><text:span text:style-name="T59">Atributy:</text:span><text:span text:style-name="T58"> </text:span><text:span text:style-name="T79">Dýka</text:span></text:p>
      <text:p text:style-name="P104"><text:tab/>Svaldiho obvykle uctívají jen zloději a nepoctivci. Výjimkou je doba války, protože tehdy je lest a faleš vítána a oslavována stejně jako odvaha a síla.</text:p>
      <text:p text:style-name="P78">Vérda (<text:span text:style-name="T102">runy, tajné umění bohů, tradice a příběhy</text:span>)</text:p>
      <text:p text:style-name="P73"><text:span text:style-name="T58"><text:tab/></text:span><text:span text:style-name="T59">Atributy:</text:span><text:span text:style-name="T58"> </text:span><text:span text:style-name="T76">Pytlík s runovými kameny</text:span></text:p>
      <text:p text:style-name="P105"><text:tab/>Vérda je patronkou vypravěčů a čarodějů. Nemá žádné obřady, ale patří jí díky za každé uzdravení a každou dobrou předpověď pomocí runových kamenů.</text:p>
      <text:h text:style-name="Heading_20_3" text:outline-level="3">Jižani</text:h>
      <text:p text:style-name="P70"><text:span text:style-name="T113">Uctívání:</text:span> Tance, bubny, společné rituály <text:span text:style-name="T143">pod širým nebem</text:span>.<text:line-break/><text:tab/>„<text:span text:style-name="T142">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9">(Možná by šlo něco poslučovat, ať těch bohů není tolik. Třeba tradice, rituály, tajné učení, magická moc a svět duchů by šlo sloučit do jednoho.) <text:span text:style-name="T141">- stalo se.</text:span></text:p>
      <text:p text:style-name="P55">Anansi <text:span text:style-name="T134">(</text:span><text:span text:style-name="T135">tajné učení a magická moc, </text:span><text:span text:style-name="T137">tradice a rituály, vládce světa duchů</text:span><text:span text:style-name="T134">)</text:span></text:p>
      <text:p text:style-name="P54"><text:span text:style-name="T58"><text:tab/>Atributy:</text:span><text:span text:style-name="T60"> </text:span><text:span text:style-name="T63">Kruhy v uších, </text:span><text:span text:style-name="T69">m</text:span><text:span text:style-name="T68">ystické t</text:span><text:span text:style-name="T64">etování na obličeji</text:span></text:p>
      <text:p text:style-name="P56"><text:soft-page-break/><text:span text:style-name="T138">Ša</text:span>laka<text:span text:style-name="T130"> </text:span><text:span text:style-name="T133">(plodnost a svůdnost)</text:span></text:p>
      <text:p text:style-name="P51"><text:span text:style-name="T58"><text:tab/>Atributy:</text:span><text:span text:style-name="T60"> </text:span><text:span text:style-name="T65">Sedm dlouhých copů</text:span></text:p>
      <text:p text:style-name="P58"><text:span text:style-name="T140">Gahunda</text:span><text:span text:style-name="T130"> </text:span><text:span text:style-name="T132">(moudrost stařešinů)</text:span></text:p>
      <text:p text:style-name="P52"><text:span text:style-name="T58"><text:tab/>Atributy:</text:span><text:span text:style-name="T60"> </text:span><text:span text:style-name="T66">Shrbená stařena</text:span></text:p>
      <text:p text:style-name="P57">Tongaba<text:span text:style-name="T130"> </text:span><text:span text:style-name="T131">(</text:span><text:span text:style-name="T136">válečník</text:span><text:span text:style-name="T131">)</text:span></text:p>
      <text:p text:style-name="P53"><text:span text:style-name="T58"><text:tab/>Atributy:</text:span><text:span text:style-name="T60"> </text:span><text:span text:style-name="T67">Čtyři ruce, </text:span><text:span text:style-name="T70">válečné malování</text:span></text:p>
      <text:h text:style-name="P147" text:outline-level="2"><text:bookmark-start text:name="__RefHeading___Toc1638_3317394773"/>Nová víra<text:bookmark-end text:name="__RefHeading___Toc1638_3317394773"/></text:h>
      <text:h text:style-name="P149" text:outline-level="4"><text:span text:style-name="T41">O </text:span><text:span text:style-name="T38">svatých</text:span></text:h>
      <text:p text:style-name="P92"><text:span text:style-name="T47">Nejblaženější z kněží</text:span><text:span text:style-name="T42"> </text:span><text:span text:style-name="T45">dokáží</text:span><text:span text:style-name="T42"> po smrti </text:span><text:span text:style-name="T44">odmítnou</text:span><text:span text:style-name="T45">t</text:span><text:span text:style-name="T44"> blaženou náruč Našeho pána</text:span><text:span text:style-name="T42"> a místo toho se znovu narodí, aby mohli </text:span><text:span text:style-name="T46">znovu</text:span><text:span text:style-name="T42"> sloužit ostatním lapeným. </text:span><text:span text:style-name="T48">Stanou se z nich</text:span><text:span text:style-name="T43"> svatí</text:span><text:span text:style-name="T48">,</text:span><text:span text:style-name="T43"> vykonají mnohé zázraky a pomohou nesčetným duším postoupit na cestě ke spáse. </text:span><text:span text:style-name="T49">Není větší oběti, kterou kdo může pro své bližní </text:span><text:span text:style-name="T50">učinit</text:span><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4T14:14:41.489000000</dc:date>
    <meta:print-date>2113-01-01T00:00:00</meta:print-date>
    <meta:editing-cycles>10073</meta:editing-cycles>
    <meta:editing-duration>P31DT1H58M38S</meta:editing-duration>
    <meta:generator>LibreOffice/5.3.2.2$Windows_X86_64 LibreOffice_project/6cd4f1ef626f15116896b1d8e1398b56da0d0ee1</meta:generator>
    <meta:document-statistic meta:table-count="0" meta:image-count="0" meta:object-count="0" meta:page-count="14" meta:paragraph-count="188" meta:word-count="1603" meta:character-count="10288" meta:non-whitespace-character-count="8723"/>
  </office:meta>
</office:document-meta>
</file>